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0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14.23mm"/>
    </style:style>
    <style:style style:name="co6" style:family="table-column">
      <style:table-column-properties fo:break-before="auto" style:column-width="8.52mm"/>
    </style:style>
    <style:style style:name="co7" style:family="table-column">
      <style:table-column-properties fo:break-before="auto" style:column-width="7.16mm"/>
    </style:style>
    <style:style style:name="co8" style:family="table-column">
      <style:table-column-properties fo:break-before="auto" style:column-width="6.61mm"/>
    </style:style>
    <style:style style:name="co9" style:family="table-column">
      <style:table-column-properties fo:break-before="auto" style:column-width="5.8mm"/>
    </style:style>
    <style:style style:name="co10" style:family="table-column">
      <style:table-column-properties fo:break-before="auto" style:column-width="9.33mm"/>
    </style:style>
    <style:style style:name="co11" style:family="table-column">
      <style:table-column-properties fo:break-before="auto" style:column-width="6.88mm"/>
    </style:style>
    <style:style style:name="co12" style:family="table-column">
      <style:table-column-properties fo:break-before="auto" style:column-width="7.71mm"/>
    </style:style>
    <style:style style:name="co13" style:family="table-column">
      <style:table-column-properties fo:break-before="auto" style:column-width="9.88mm"/>
    </style:style>
    <style:style style:name="co14" style:family="table-column">
      <style:table-column-properties fo:break-before="auto" style:column-width="9.07mm"/>
    </style:style>
    <style:style style:name="co15" style:family="table-column">
      <style:table-column-properties fo:break-before="auto" style:column-width="6.07mm"/>
    </style:style>
    <style:style style:name="co16" style:family="table-column">
      <style:table-column-properties fo:break-before="auto" style:column-width="7.43mm"/>
    </style:style>
    <style:style style:name="co17" style:family="table-column">
      <style:table-column-properties fo:break-before="auto" style:column-width="10.42mm"/>
    </style:style>
    <style:style style:name="co18" style:family="table-column">
      <style:table-column-properties fo:break-before="auto" style:column-width="12.33mm"/>
    </style:style>
    <style:style style:name="co19" style:family="table-column">
      <style:table-column-properties fo:break-before="auto" style:column-width="10.71mm"/>
    </style:style>
    <style:style style:name="co21" style:family="table-column">
      <style:table-column-properties fo:break-before="auto" style:column-width="10.97mm"/>
    </style:style>
    <style:style style:name="co22" style:family="table-column">
      <style:table-column-properties fo:break-before="auto" style:column-width="9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requencies-bibl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4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6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an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#words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style-name="ce1" office:value-type="float" office:value="8253" calcext:value-type="float">
            <text:p>825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lle</text:p>
          </table:table-cell>
          <table:table-cell office:value-type="float" office:value="32" calcext:value-type="float">
            <text:p>3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ls</text:p>
          </table:table-cell>
          <table:table-cell office:value-type="float" office:value="34" calcext:value-type="float">
            <text:p>3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at</text:p>
          </table:table-cell>
          <table:table-cell office:value-type="float" office:value="98" calcext:value-type="float">
            <text:p>9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375" calcext:value-type="float">
            <text:p>37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en</text:p>
          </table:table-cell>
          <table:table-cell office:value-type="float" office:value="121" calcext:value-type="float">
            <text:p>12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er</text:p>
          </table:table-cell>
          <table:table-cell office:value-type="float" office:value="50" calcext:value-type="float">
            <text:p>5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es</text:p>
          </table:table-cell>
          <table:table-cell office:value-type="float" office:value="74" calcext:value-type="float">
            <text:p>7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eze</text:p>
          </table:table-cell>
          <table:table-cell office:value-type="float" office:value="23" calcext:value-type="float">
            <text:p>2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ie</text:p>
          </table:table-cell>
          <table:table-cell office:value-type="float" office:value="60" calcext:value-type="float">
            <text:p>6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en</text:p>
          </table:table-cell>
          <table:table-cell office:value-type="float" office:value="74" calcext:value-type="float">
            <text:p>7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849" calcext:value-type="float">
            <text:p>84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gij</text:p>
          </table:table-cell>
          <table:table-cell office:value-type="float" office:value="63" calcext:value-type="float">
            <text:p>6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aar</text:p>
          </table:table-cell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em</text:p>
          </table:table-cell>
          <table:table-cell office:value-type="float" office:value="34" calcext:value-type="float">
            <text:p>3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et</text:p>
          </table:table-cell>
          <table:table-cell office:value-type="float" office:value="230" calcext:value-type="float">
            <text:p>23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ij</text:p>
          </table:table-cell>
          <table:table-cell office:value-type="float" office:value="143" calcext:value-type="float">
            <text:p>14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un</text:p>
          </table:table-cell>
          <table:table-cell office:value-type="float" office:value="34" calcext:value-type="float">
            <text:p>3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ik</text:p>
          </table:table-cell>
          <table:table-cell office:value-type="float" office:value="59" calcext:value-type="float">
            <text:p>5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105" calcext:value-type="float">
            <text:p>1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49" calcext:value-type="float">
            <text:p>4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aar</text:p>
          </table:table-cell>
          <table:table-cell office:value-type="float" office:value="21" calcext:value-type="float">
            <text:p>2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45" calcext:value-type="float">
            <text:p>4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ij</text:p>
          </table:table-cell>
          <table:table-cell office:value-type="float" office:value="19" calcext:value-type="float">
            <text:p>1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ijn</text:p>
          </table:table-cell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aar</text:p>
          </table:table-cell>
          <table:table-cell office:value-type="float" office:value="51" calcext:value-type="float">
            <text:p>5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iet</text:p>
          </table:table-cell>
          <table:table-cell office:value-type="float" office:value="33" calcext:value-type="float">
            <text:p>3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m</text:p>
          </table:table-cell>
          <table:table-cell office:value-type="float" office:value="35" calcext:value-type="float">
            <text:p>3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ok</text:p>
          </table:table-cell>
          <table:table-cell office:value-type="float" office:value="26" calcext:value-type="float">
            <text:p>2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p</text:p>
          </table:table-cell>
          <table:table-cell office:value-type="float" office:value="68" calcext:value-type="float">
            <text:p>6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23" calcext:value-type="float">
            <text:p>2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44" calcext:value-type="float">
            <text:p>4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toen</text:p>
          </table:table-cell>
          <table:table-cell office:value-type="float" office:value="33" calcext:value-type="float">
            <text:p>3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tot</text:p>
          </table:table-cell>
          <table:table-cell office:value-type="float" office:value="93" calcext:value-type="float">
            <text:p>9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tussen</text:p>
          </table:table-cell>
          <table:table-cell office:value-type="float" office:value="35" calcext:value-type="float">
            <text:p>3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5" calcext:value-type="float">
            <text:p>3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it</text:p>
          </table:table-cell>
          <table:table-cell office:value-type="float" office:value="21" calcext:value-type="float">
            <text:p>2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w</text:p>
          </table:table-cell>
          <table:table-cell office:value-type="float" office:value="36" calcext:value-type="float">
            <text:p>3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228" calcext:value-type="float">
            <text:p>22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voor</text:p>
          </table:table-cell>
          <table:table-cell office:value-type="float" office:value="22" calcext:value-type="float">
            <text:p>2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ant</text:p>
          </table:table-cell>
          <table:table-cell office:value-type="float" office:value="25" calcext:value-type="float">
            <text:p>2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aren</text:p>
          </table:table-cell>
          <table:table-cell office:value-type="float" office:value="24" calcext:value-type="float">
            <text:p>2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as</text:p>
          </table:table-cell>
          <table:table-cell office:value-type="float" office:value="69" calcext:value-type="float">
            <text:p>6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at</text:p>
          </table:table-cell>
          <table:table-cell office:value-type="float" office:value="22" calcext:value-type="float">
            <text:p>2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zal</text:p>
          </table:table-cell>
          <table:table-cell office:value-type="float" office:value="49" calcext:value-type="float">
            <text:p>4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zij</text:p>
          </table:table-cell>
          <table:table-cell office:value-type="float" office:value="87" calcext:value-type="float">
            <text:p>8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zijn</text:p>
          </table:table-cell>
          <table:table-cell office:value-type="float" office:value="126" calcext:value-type="float">
            <text:p>12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zo</text:p>
          </table:table-cell>
          <table:table-cell office:value-type="float" office:value="37" calcext:value-type="float">
            <text:p>3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zult</text:p>
          </table:table-cell>
          <table:table-cell office:value-type="float" office:value="28" calcext:value-type="float">
            <text:p>28</text:p>
          </table:table-cell>
          <table:table-cell table:number-columns-repeated="48"/>
        </table:table-row>
      </table:table>
      <table:table table:name="frequencies thesis" table:style-name="ta1">
        <table:table-column table:style-name="co20" table:number-columns-repeated="4" table:default-cell-style-name="Default"/>
        <table:table-row table:style-name="ro1">
          <table:table-cell office:value-type="string" calcext:value-type="string">
            <text:p>aan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#words</text:p>
          </table:table-cell>
        </table:table-row>
        <table:table-row table:style-name="ro1">
          <table:table-cell office:value-type="string" calcext:value-type="string">
            <text:p>alle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1" office:value-type="float" office:value="12606" calcext:value-type="float">
            <text:p>12606</text:p>
          </table:table-cell>
        </table:table-row>
        <table:table-row table:style-name="ro1">
          <table:table-cell office:value-type="string" calcext:value-type="string">
            <text:p>als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j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676" calcext:value-type="float">
            <text:p>6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ze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t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or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hter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n</text:p>
          </table:table-cell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een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en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eft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el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t</text:p>
          </table:table-cell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nnen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ar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n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</text:p>
          </table:table-cell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et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ig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g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k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e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t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or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en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t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l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jn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al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llen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</table:table>
      <table:table table:name="frequencies today" table:style-name="ta1">
        <table:table-column table:style-name="co20" table:number-columns-repeated="4" table:default-cell-style-name="Default"/>
        <table:table-row table:style-name="ro1">
          <table:table-cell office:value-type="string" calcext:value-type="string">
            <text:p>aan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1" office:value-type="string" calcext:value-type="string">
            <text:p>#words</text:p>
          </table:table-cell>
        </table:table-row>
        <table:table-row table:style-name="ro1">
          <table:table-cell office:value-type="string" calcext:value-type="string">
            <text:p>als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1" office:value-type="float" office:value="11007" calcext:value-type="float">
            <text:p>11007</text:p>
          </table:table-cell>
        </table:table-row>
        <table:table-row table:style-name="ro1">
          <table:table-cell office:value-type="string" calcext:value-type="string">
            <text:p>ander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e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j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620" calcext:value-type="float">
            <text:p>6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ze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t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or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n</text:p>
          </table:table-cell>
          <table:table-cell office:value-type="float" office:value="259" calcext:value-type="float">
            <text:p>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kel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en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lo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t</text:p>
          </table:table-cell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r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nnen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ar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ar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et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g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k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t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gende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or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d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en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t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jn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</table:table>
      <table:table table:name="thesis vs today" table:style-name="ta1">
        <table:table-column table:style-name="co20" table:number-columns-repeated="11" table:default-cell-style-name="Default"/>
        <table:table-row table:style-name="ro1">
          <table:table-cell office:value-type="string" calcext:value-type="string">
            <text:p>aan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aan</text:p>
          </table:table-cell>
          <table:table-cell office:value-type="float" office:value="75" calcext:value-type="float">
            <text:p>75</text:p>
          </table:table-cell>
          <table:table-cell/>
          <table:table-cell table:formula="of:=POWER([.B1]-[.E1];2)" office:value-type="float" office:value="289" calcext:value-type="float">
            <text:p>289</text:p>
          </table:table-cell>
          <table:table-cell/>
          <table:table-cell table:formula="of:=ABS([.E1]-[.B1])" office:value-type="float" office:value="17" calcext:value-type="float">
            <text:p>17</text:p>
          </table:table-cell>
          <table:table-cell table:formula="of:=[.I1]/MAX([.E1];[.B1])" office:value-type="float" office:value="0.226666666666667" calcext:value-type="float">
            <text:p>0,226666666666667</text:p>
          </table:table-cell>
          <table:table-cell table:formula="of:=POWER([.J1];2)" office:value-type="float" office:value="0.0513777777777778" calcext:value-type="float">
            <text:p>0,051377777777778</text:p>
          </table:table-cell>
        </table:table-row>
        <table:table-row table:style-name="ro1">
          <table:table-cell office:value-type="string" calcext:value-type="string">
            <text:p>al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le</text:p>
          </table:table-cell>
          <table:table-cell office:value-type="float" office:value="31" calcext:value-type="float">
            <text:p>31</text:p>
          </table:table-cell>
          <table:table-cell/>
          <table:table-cell table:formula="of:=POWER([.B2]-[.E2];2)" office:value-type="float" office:value="961" calcext:value-type="float">
            <text:p>961</text:p>
          </table:table-cell>
          <table:table-cell/>
          <table:table-cell table:formula="of:=ABS([.E2]-[.B2])" office:value-type="float" office:value="31" calcext:value-type="float">
            <text:p>31</text:p>
          </table:table-cell>
          <table:table-cell table:formula="of:=[.I2]/MAX([.E2];[.B2])" office:value-type="float" office:value="1" calcext:value-type="float">
            <text:p>1</text:p>
          </table:table-cell>
          <table:table-cell table:formula="of:=POWER([.J2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s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als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POWER([.B3]-[.E3];2)" office:value-type="float" office:value="2809" calcext:value-type="float">
            <text:p>2809</text:p>
          </table:table-cell>
          <table:table-cell/>
          <table:table-cell table:formula="of:=ABS([.E3]-[.B3])" office:value-type="float" office:value="53" calcext:value-type="float">
            <text:p>53</text:p>
          </table:table-cell>
          <table:table-cell table:formula="of:=[.I3]/MAX([.E3];[.B3])" office:value-type="float" office:value="0.481818181818182" calcext:value-type="float">
            <text:p>0,481818181818182</text:p>
          </table:table-cell>
          <table:table-cell table:formula="of:=POWER([.J3];2)" office:value-type="float" office:value="0.232148760330579" calcext:value-type="float">
            <text:p>0,232148760330579</text:p>
          </table:table-cell>
        </table:table-row>
        <table:table-row table:style-name="ro1">
          <table:table-cell office:value-type="string" calcext:value-type="string">
            <text:p>ander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andere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]-[.E4];2)" office:value-type="float" office:value="576" calcext:value-type="float">
            <text:p>576</text:p>
          </table:table-cell>
          <table:table-cell/>
          <table:table-cell table:formula="of:=ABS([.E4]-[.B4])" office:value-type="float" office:value="24" calcext:value-type="float">
            <text:p>24</text:p>
          </table:table-cell>
          <table:table-cell table:formula="of:=[.I4]/MAX([.E4];[.B4])" office:value-type="float" office:value="1" calcext:value-type="float">
            <text:p>1</text:p>
          </table:table-cell>
          <table:table-cell table:formula="of:=POWER([.J4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st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beste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]-[.E5];2)" office:value-type="float" office:value="729" calcext:value-type="float">
            <text:p>729</text:p>
          </table:table-cell>
          <table:table-cell/>
          <table:table-cell table:formula="of:=ABS([.E5]-[.B5])" office:value-type="float" office:value="27" calcext:value-type="float">
            <text:p>27</text:p>
          </table:table-cell>
          <table:table-cell table:formula="of:=[.I5]/MAX([.E5];[.B5])" office:value-type="float" office:value="1" calcext:value-type="float">
            <text:p>1</text:p>
          </table:table-cell>
          <table:table-cell table:formula="of:=POWER([.J5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j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bij</text:p>
          </table:table-cell>
          <table:table-cell office:value-type="float" office:value="57" calcext:value-type="float">
            <text:p>57</text:p>
          </table:table-cell>
          <table:table-cell/>
          <table:table-cell table:formula="of:=POWER([.B6]-[.E6];2)" office:value-type="float" office:value="441" calcext:value-type="float">
            <text:p>441</text:p>
          </table:table-cell>
          <table:table-cell/>
          <table:table-cell table:formula="of:=ABS([.E6]-[.B6])" office:value-type="float" office:value="21" calcext:value-type="float">
            <text:p>21</text:p>
          </table:table-cell>
          <table:table-cell table:formula="of:=[.I6]/MAX([.E6];[.B6])" office:value-type="float" office:value="0.368421052631579" calcext:value-type="float">
            <text:p>0,368421052631579</text:p>
          </table:table-cell>
          <table:table-cell table:formula="of:=POWER([.J6];2)" office:value-type="float" office:value="0.135734072022161" calcext:value-type="float">
            <text:p>0,135734072022161</text:p>
          </table:table-cell>
        </table:table-row>
        <table:table-row table:style-name="ro1">
          <table:table-cell office:value-type="string" calcext:value-type="string">
            <text:p>dan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dan</text:p>
          </table:table-cell>
          <table:table-cell office:value-type="float" office:value="76" calcext:value-type="float">
            <text:p>76</text:p>
          </table:table-cell>
          <table:table-cell/>
          <table:table-cell table:formula="of:=POWER([.B7]-[.E7];2)" office:value-type="float" office:value="2401" calcext:value-type="float">
            <text:p>2401</text:p>
          </table:table-cell>
          <table:table-cell/>
          <table:table-cell table:formula="of:=ABS([.E7]-[.B7])" office:value-type="float" office:value="49" calcext:value-type="float">
            <text:p>49</text:p>
          </table:table-cell>
          <table:table-cell table:formula="of:=[.I7]/MAX([.E7];[.B7])" office:value-type="float" office:value="0.644736842105263" calcext:value-type="float">
            <text:p>0,644736842105263</text:p>
          </table:table-cell>
          <table:table-cell table:formula="of:=POWER([.J7];2)" office:value-type="float" office:value="0.415685595567867" calcext:value-type="float">
            <text:p>0,415685595567867</text:p>
          </table:table-cell>
        </table:table-row>
        <table:table-row table:style-name="ro1">
          <table:table-cell office:value-type="string" calcext:value-type="string">
            <text:p>dat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dat</text:p>
          </table:table-cell>
          <table:table-cell office:value-type="float" office:value="86" calcext:value-type="float">
            <text:p>86</text:p>
          </table:table-cell>
          <table:table-cell/>
          <table:table-cell table:formula="of:=POWER([.B8]-[.E8];2)" office:value-type="float" office:value="144" calcext:value-type="float">
            <text:p>144</text:p>
          </table:table-cell>
          <table:table-cell/>
          <table:table-cell table:formula="of:=ABS([.E8]-[.B8])" office:value-type="float" office:value="12" calcext:value-type="float">
            <text:p>12</text:p>
          </table:table-cell>
          <table:table-cell table:formula="of:=[.I8]/MAX([.E8];[.B8])" office:value-type="float" office:value="0.13953488372093" calcext:value-type="float">
            <text:p>0,13953488372093</text:p>
          </table:table-cell>
          <table:table-cell table:formula="of:=POWER([.J8];2)" office:value-type="float" office:value="0.0194699837750135" calcext:value-type="float">
            <text:p>0,019469983775014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string" calcext:value-type="string">
            <text:p>de</text:p>
          </table:table-cell>
          <table:table-cell office:value-type="float" office:value="676" calcext:value-type="float">
            <text:p>676</text:p>
          </table:table-cell>
          <table:table-cell/>
          <table:table-cell table:formula="of:=POWER([.B9]-[.E9];2)" office:value-type="float" office:value="3136" calcext:value-type="float">
            <text:p>3136</text:p>
          </table:table-cell>
          <table:table-cell/>
          <table:table-cell table:formula="of:=ABS([.E9]-[.B9])" office:value-type="float" office:value="56" calcext:value-type="float">
            <text:p>56</text:p>
          </table:table-cell>
          <table:table-cell table:formula="of:=[.I9]/MAX([.E9];[.B9])" office:value-type="float" office:value="0.0828402366863905" calcext:value-type="float">
            <text:p>0,082840236686391</text:p>
          </table:table-cell>
          <table:table-cell table:formula="of:=POWER([.J9];2)" office:value-type="float" office:value="0.00686250481425721" calcext:value-type="float">
            <text:p>0,006862504814257</text:p>
          </table:table-cell>
        </table:table-row>
        <table:table-row table:style-name="ro1">
          <table:table-cell office:value-type="string" calcext:value-type="string">
            <text:p>deze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deze</text:p>
          </table:table-cell>
          <table:table-cell office:value-type="float" office:value="98" calcext:value-type="float">
            <text:p>98</text:p>
          </table:table-cell>
          <table:table-cell/>
          <table:table-cell table:formula="of:=POWER([.B10]-[.E10];2)" office:value-type="float" office:value="100" calcext:value-type="float">
            <text:p>100</text:p>
          </table:table-cell>
          <table:table-cell/>
          <table:table-cell table:formula="of:=ABS([.E10]-[.B10])" office:value-type="float" office:value="10" calcext:value-type="float">
            <text:p>10</text:p>
          </table:table-cell>
          <table:table-cell table:formula="of:=[.I10]/MAX([.E10];[.B10])" office:value-type="float" office:value="0.102040816326531" calcext:value-type="float">
            <text:p>0,102040816326531</text:p>
          </table:table-cell>
          <table:table-cell table:formula="of:=POWER([.J10];2)" office:value-type="float" office:value="0.0104123281965848" calcext:value-type="float">
            <text:p>0,010412328196585</text:p>
          </table:table-cell>
        </table:table-row>
        <table:table-row table:style-name="ro1">
          <table:table-cell office:value-type="string" calcext:value-type="string">
            <text:p>die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die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POWER([.B11]-[.E11];2)" office:value-type="float" office:value="3249" calcext:value-type="float">
            <text:p>3249</text:p>
          </table:table-cell>
          <table:table-cell/>
          <table:table-cell table:formula="of:=ABS([.E11]-[.B11])" office:value-type="float" office:value="57" calcext:value-type="float">
            <text:p>57</text:p>
          </table:table-cell>
          <table:table-cell table:formula="of:=[.I11]/MAX([.E11];[.B11])" office:value-type="float" office:value="0.495652173913043" calcext:value-type="float">
            <text:p>0,495652173913043</text:p>
          </table:table-cell>
          <table:table-cell table:formula="of:=POWER([.J11];2)" office:value-type="float" office:value="0.245671077504726" calcext:value-type="float">
            <text:p>0,245671077504726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dit</text:p>
          </table:table-cell>
          <table:table-cell office:value-type="float" office:value="96" calcext:value-type="float">
            <text:p>96</text:p>
          </table:table-cell>
          <table:table-cell/>
          <table:table-cell table:formula="of:=POWER([.B12]-[.E12];2)" office:value-type="float" office:value="25" calcext:value-type="float">
            <text:p>25</text:p>
          </table:table-cell>
          <table:table-cell/>
          <table:table-cell table:formula="of:=ABS([.E12]-[.B12])" office:value-type="float" office:value="5" calcext:value-type="float">
            <text:p>5</text:p>
          </table:table-cell>
          <table:table-cell table:formula="of:=[.I12]/MAX([.E12];[.B12])" office:value-type="float" office:value="0.0495049504950495" calcext:value-type="float">
            <text:p>0,04950495049505</text:p>
          </table:table-cell>
          <table:table-cell table:formula="of:=POWER([.J12];2)" office:value-type="float" office:value="0.0024507401235173" calcext:value-type="float">
            <text:p>0,002450740123517</text:p>
          </table:table-cell>
        </table:table-row>
        <table:table-row table:style-name="ro1">
          <table:table-cell office:value-type="string" calcext:value-type="string">
            <text:p>door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door</text:p>
          </table:table-cell>
          <table:table-cell office:value-type="float" office:value="63" calcext:value-type="float">
            <text:p>63</text:p>
          </table:table-cell>
          <table:table-cell/>
          <table:table-cell table:formula="of:=POWER([.B13]-[.E13];2)" office:value-type="float" office:value="1" calcext:value-type="float">
            <text:p>1</text:p>
          </table:table-cell>
          <table:table-cell/>
          <table:table-cell table:formula="of:=ABS([.E13]-[.B13])" office:value-type="float" office:value="1" calcext:value-type="float">
            <text:p>1</text:p>
          </table:table-cell>
          <table:table-cell table:formula="of:=[.I13]/MAX([.E13];[.B13])" office:value-type="float" office:value="0.0158730158730159" calcext:value-type="float">
            <text:p>0,015873015873016</text:p>
          </table:table-cell>
          <table:table-cell table:formula="of:=POWER([.J13];2)" office:value-type="float" office:value="0.000251952632905014" calcext:value-type="float">
            <text:p>0,000251952632905</text:p>
          </table:table-cell>
        </table:table-row>
        <table:table-row table:style-name="ro1">
          <table:table-cell office:value-type="string" calcext:value-type="string">
            <text:p>een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een</text:p>
          </table:table-cell>
          <table:table-cell office:value-type="float" office:value="355" calcext:value-type="float">
            <text:p>355</text:p>
          </table:table-cell>
          <table:table-cell/>
          <table:table-cell table:formula="of:=POWER([.B14]-[.E14];2)" office:value-type="float" office:value="9216" calcext:value-type="float">
            <text:p>9216</text:p>
          </table:table-cell>
          <table:table-cell/>
          <table:table-cell table:formula="of:=ABS([.E14]-[.B14])" office:value-type="float" office:value="96" calcext:value-type="float">
            <text:p>96</text:p>
          </table:table-cell>
          <table:table-cell table:formula="of:=[.I14]/MAX([.E14];[.B14])" office:value-type="float" office:value="0.270422535211268" calcext:value-type="float">
            <text:p>0,270422535211268</text:p>
          </table:table-cell>
          <table:table-cell table:formula="of:=POWER([.J14];2)" office:value-type="float" office:value="0.0731283475500892" calcext:value-type="float">
            <text:p>0,073128347550089</text:p>
          </table:table-cell>
        </table:table-row>
        <table:table-row table:style-name="ro1">
          <table:table-cell office:value-type="string" calcext:value-type="string">
            <text:p>echt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chter</text:p>
          </table:table-cell>
          <table:table-cell office:value-type="float" office:value="36" calcext:value-type="float">
            <text:p>36</text:p>
          </table:table-cell>
          <table:table-cell/>
          <table:table-cell table:formula="of:=POWER([.B15]-[.E15];2)" office:value-type="float" office:value="1296" calcext:value-type="float">
            <text:p>1296</text:p>
          </table:table-cell>
          <table:table-cell/>
          <table:table-cell table:formula="of:=ABS([.E15]-[.B15])" office:value-type="float" office:value="36" calcext:value-type="float">
            <text:p>36</text:p>
          </table:table-cell>
          <table:table-cell table:formula="of:=[.I15]/MAX([.E15];[.B15])" office:value-type="float" office:value="1" calcext:value-type="float">
            <text:p>1</text:p>
          </table:table-cell>
          <table:table-cell table:formula="of:=POWER([.J15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en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POWER([.B16]-[.E16];2)" office:value-type="float" office:value="1156" calcext:value-type="float">
            <text:p>1156</text:p>
          </table:table-cell>
          <table:table-cell/>
          <table:table-cell table:formula="of:=ABS([.E16]-[.B16])" office:value-type="float" office:value="34" calcext:value-type="float">
            <text:p>34</text:p>
          </table:table-cell>
          <table:table-cell table:formula="of:=[.I16]/MAX([.E16];[.B16])" office:value-type="float" office:value="0.184782608695652" calcext:value-type="float">
            <text:p>0,184782608695652</text:p>
          </table:table-cell>
          <table:table-cell table:formula="of:=POWER([.J16];2)" office:value-type="float" office:value="0.0341446124763705" calcext:value-type="float">
            <text:p>0,034144612476371</text:p>
          </table:table-cell>
        </table:table-row>
        <table:table-row table:style-name="ro1">
          <table:table-cell office:value-type="string" calcext:value-type="string">
            <text:p>enkel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enkel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7]-[.E17];2)" office:value-type="float" office:value="729" calcext:value-type="float">
            <text:p>729</text:p>
          </table:table-cell>
          <table:table-cell/>
          <table:table-cell table:formula="of:=ABS([.E17]-[.B17])" office:value-type="float" office:value="27" calcext:value-type="float">
            <text:p>27</text:p>
          </table:table-cell>
          <table:table-cell table:formula="of:=[.I17]/MAX([.E17];[.B17])" office:value-type="float" office:value="1" calcext:value-type="float">
            <text:p>1</text:p>
          </table:table-cell>
          <table:table-cell table:formula="of:=POWER([.J17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er</text:p>
          </table:table-cell>
          <table:table-cell office:value-type="float" office:value="54" calcext:value-type="float">
            <text:p>54</text:p>
          </table:table-cell>
          <table:table-cell/>
          <table:table-cell table:formula="of:=POWER([.B18]-[.E18];2)" office:value-type="float" office:value="196" calcext:value-type="float">
            <text:p>196</text:p>
          </table:table-cell>
          <table:table-cell/>
          <table:table-cell table:formula="of:=ABS([.E18]-[.B18])" office:value-type="float" office:value="14" calcext:value-type="float">
            <text:p>14</text:p>
          </table:table-cell>
          <table:table-cell table:formula="of:=[.I18]/MAX([.E18];[.B18])" office:value-type="float" office:value="0.205882352941176" calcext:value-type="float">
            <text:p>0,205882352941176</text:p>
          </table:table-cell>
          <table:table-cell table:formula="of:=POWER([.J18];2)" office:value-type="float" office:value="0.0423875432525952" calcext:value-type="float">
            <text:p>0,042387543252595</text:p>
          </table:table-cell>
        </table:table-row>
        <table:table-row table:style-name="ro1">
          <table:table-cell office:value-type="string" calcext:value-type="string">
            <text:p>geen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geen</text:p>
          </table:table-cell>
          <table:table-cell office:value-type="float" office:value="31" calcext:value-type="float">
            <text:p>31</text:p>
          </table:table-cell>
          <table:table-cell/>
          <table:table-cell table:formula="of:=POWER([.B19]-[.E19];2)" office:value-type="float" office:value="9" calcext:value-type="float">
            <text:p>9</text:p>
          </table:table-cell>
          <table:table-cell/>
          <table:table-cell table:formula="of:=ABS([.E19]-[.B19])" office:value-type="float" office:value="3" calcext:value-type="float">
            <text:p>3</text:p>
          </table:table-cell>
          <table:table-cell table:formula="of:=[.I19]/MAX([.E19];[.B19])" office:value-type="float" office:value="0.0967741935483871" calcext:value-type="float">
            <text:p>0,096774193548387</text:p>
          </table:table-cell>
          <table:table-cell table:formula="of:=POWER([.J19];2)" office:value-type="float" office:value="0.00936524453694069" calcext:value-type="float">
            <text:p>0,009365244536941</text:p>
          </table:table-cell>
        </table:table-row>
        <table:table-row table:style-name="ro1">
          <table:table-cell office:value-type="string" calcext:value-type="string">
            <text:p>eveneen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veneens</text:p>
          </table:table-cell>
          <table:table-cell office:value-type="float" office:value="24" calcext:value-type="float">
            <text:p>24</text:p>
          </table:table-cell>
          <table:table-cell/>
          <table:table-cell table:formula="of:=POWER([.B20]-[.E20];2)" office:value-type="float" office:value="576" calcext:value-type="float">
            <text:p>576</text:p>
          </table:table-cell>
          <table:table-cell/>
          <table:table-cell table:formula="of:=ABS([.E20]-[.B20])" office:value-type="float" office:value="24" calcext:value-type="float">
            <text:p>24</text:p>
          </table:table-cell>
          <table:table-cell table:formula="of:=[.I20]/MAX([.E20];[.B20])" office:value-type="float" office:value="1" calcext:value-type="float">
            <text:p>1</text:p>
          </table:table-cell>
          <table:table-cell table:formula="of:=POWER([.J20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llo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hallo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1]-[.E21];2)" office:value-type="float" office:value="400" calcext:value-type="float">
            <text:p>400</text:p>
          </table:table-cell>
          <table:table-cell/>
          <table:table-cell table:formula="of:=ABS([.E21]-[.B21])" office:value-type="float" office:value="20" calcext:value-type="float">
            <text:p>20</text:p>
          </table:table-cell>
          <table:table-cell table:formula="of:=[.I21]/MAX([.E21];[.B21])" office:value-type="float" office:value="1" calcext:value-type="float">
            <text:p>1</text:p>
          </table:table-cell>
          <table:table-cell table:formula="of:=POWER([.J21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ef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eeft</text:p>
          </table:table-cell>
          <table:table-cell office:value-type="float" office:value="25" calcext:value-type="float">
            <text:p>25</text:p>
          </table:table-cell>
          <table:table-cell/>
          <table:table-cell table:formula="of:=POWER([.B22]-[.E22];2)" office:value-type="float" office:value="625" calcext:value-type="float">
            <text:p>625</text:p>
          </table:table-cell>
          <table:table-cell/>
          <table:table-cell table:formula="of:=ABS([.E22]-[.B22])" office:value-type="float" office:value="25" calcext:value-type="float">
            <text:p>25</text:p>
          </table:table-cell>
          <table:table-cell table:formula="of:=[.I22]/MAX([.E22];[.B22])" office:value-type="float" office:value="1" calcext:value-type="float">
            <text:p>1</text:p>
          </table:table-cell>
          <table:table-cell table:formula="of:=POWER([.J22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e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eel</text:p>
          </table:table-cell>
          <table:table-cell office:value-type="float" office:value="25" calcext:value-type="float">
            <text:p>25</text:p>
          </table:table-cell>
          <table:table-cell/>
          <table:table-cell table:formula="of:=POWER([.B23]-[.E23];2)" office:value-type="float" office:value="625" calcext:value-type="float">
            <text:p>625</text:p>
          </table:table-cell>
          <table:table-cell/>
          <table:table-cell table:formula="of:=ABS([.E23]-[.B23])" office:value-type="float" office:value="25" calcext:value-type="float">
            <text:p>25</text:p>
          </table:table-cell>
          <table:table-cell table:formula="of:=[.I23]/MAX([.E23];[.B23])" office:value-type="float" office:value="1" calcext:value-type="float">
            <text:p>1</text:p>
          </table:table-cell>
          <table:table-cell table:formula="of:=POWER([.J23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t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het</text:p>
          </table:table-cell>
          <table:table-cell office:value-type="float" office:value="278" calcext:value-type="float">
            <text:p>278</text:p>
          </table:table-cell>
          <table:table-cell/>
          <table:table-cell table:formula="of:=POWER([.B24]-[.E24];2)" office:value-type="float" office:value="196" calcext:value-type="float">
            <text:p>196</text:p>
          </table:table-cell>
          <table:table-cell/>
          <table:table-cell table:formula="of:=ABS([.E24]-[.B24])" office:value-type="float" office:value="14" calcext:value-type="float">
            <text:p>14</text:p>
          </table:table-cell>
          <table:table-cell table:formula="of:=[.I24]/MAX([.E24];[.B24])" office:value-type="float" office:value="0.0503597122302158" calcext:value-type="float">
            <text:p>0,050359712230216</text:p>
          </table:table-cell>
          <table:table-cell table:formula="of:=POWER([.J24];2)" office:value-type="float" office:value="0.00253610061591015" calcext:value-type="float">
            <text:p>0,00253610061591</text:p>
          </table:table-cell>
        </table:table-row>
        <table:table-row table:style-name="ro1">
          <table:table-cell office:value-type="string" calcext:value-type="string">
            <text:p>hier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hier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5]-[.E25];2)" office:value-type="float" office:value="441" calcext:value-type="float">
            <text:p>441</text:p>
          </table:table-cell>
          <table:table-cell/>
          <table:table-cell table:formula="of:=ABS([.E25]-[.B25])" office:value-type="float" office:value="21" calcext:value-type="float">
            <text:p>21</text:p>
          </table:table-cell>
          <table:table-cell table:formula="of:=[.I25]/MAX([.E25];[.B25])" office:value-type="float" office:value="1" calcext:value-type="float">
            <text:p>1</text:p>
          </table:table-cell>
          <table:table-cell table:formula="of:=POWER([.J25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k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ik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6]-[.E26];2)" office:value-type="float" office:value="5184" calcext:value-type="float">
            <text:p>5184</text:p>
          </table:table-cell>
          <table:table-cell/>
          <table:table-cell table:formula="of:=ABS([.E26]-[.B26])" office:value-type="float" office:value="72" calcext:value-type="float">
            <text:p>72</text:p>
          </table:table-cell>
          <table:table-cell table:formula="of:=[.I26]/MAX([.E26];[.B26])" office:value-type="float" office:value="1" calcext:value-type="float">
            <text:p>1</text:p>
          </table:table-cell>
          <table:table-cell table:formula="of:=POWER([.J26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in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POWER([.B27]-[.E27];2)" office:value-type="float" office:value="100" calcext:value-type="float">
            <text:p>100</text:p>
          </table:table-cell>
          <table:table-cell/>
          <table:table-cell table:formula="of:=ABS([.E27]-[.B27])" office:value-type="float" office:value="10" calcext:value-type="float">
            <text:p>10</text:p>
          </table:table-cell>
          <table:table-cell table:formula="of:=[.I27]/MAX([.E27];[.B27])" office:value-type="float" office:value="0.0465116279069768" calcext:value-type="float">
            <text:p>0,046511627906977</text:p>
          </table:table-cell>
          <table:table-cell table:formula="of:=POWER([.J27];2)" office:value-type="float" office:value="0.00216333153055706" calcext:value-type="float">
            <text:p>0,002163331530557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is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POWER([.B28]-[.E28];2)" office:value-type="float" office:value="1849" calcext:value-type="float">
            <text:p>1849</text:p>
          </table:table-cell>
          <table:table-cell/>
          <table:table-cell table:formula="of:=ABS([.E28]-[.B28])" office:value-type="float" office:value="43" calcext:value-type="float">
            <text:p>43</text:p>
          </table:table-cell>
          <table:table-cell table:formula="of:=[.I28]/MAX([.E28];[.B28])" office:value-type="float" office:value="0.242937853107345" calcext:value-type="float">
            <text:p>0,242937853107345</text:p>
          </table:table-cell>
          <table:table-cell table:formula="of:=POWER([.J28];2)" office:value-type="float" office:value="0.0590188004724058" calcext:value-type="float">
            <text:p>0,059018800472406</text:p>
          </table:table-cell>
        </table:table-row>
        <table:table-row table:style-name="ro1">
          <table:table-cell office:value-type="string" calcext:value-type="string">
            <text:p>kan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kan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POWER([.B29]-[.E29];2)" office:value-type="float" office:value="1" calcext:value-type="float">
            <text:p>1</text:p>
          </table:table-cell>
          <table:table-cell/>
          <table:table-cell table:formula="of:=ABS([.E29]-[.B29])" office:value-type="float" office:value="1" calcext:value-type="float">
            <text:p>1</text:p>
          </table:table-cell>
          <table:table-cell table:formula="of:=[.I29]/MAX([.E29];[.B29])" office:value-type="float" office:value="0.00806451612903226" calcext:value-type="float">
            <text:p>0,008064516129032</text:p>
          </table:table-cell>
          <table:table-cell table:formula="of:=POWER([.J29];2)" office:value-type="float" office:value="0.0000650364203954214" calcext:value-type="float">
            <text:p>6,50364203954214E-05</text:p>
          </table:table-cell>
        </table:table-row>
        <table:table-row table:style-name="ro1">
          <table:table-cell office:value-type="string" calcext:value-type="string">
            <text:p>kunne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kunnen</text:p>
          </table:table-cell>
          <table:table-cell office:value-type="float" office:value="30" calcext:value-type="float">
            <text:p>30</text:p>
          </table:table-cell>
          <table:table-cell/>
          <table:table-cell table:formula="of:=POWER([.B30]-[.E30];2)" office:value-type="float" office:value="225" calcext:value-type="float">
            <text:p>225</text:p>
          </table:table-cell>
          <table:table-cell/>
          <table:table-cell table:formula="of:=ABS([.E30]-[.B30])" office:value-type="float" office:value="15" calcext:value-type="float">
            <text:p>15</text:p>
          </table:table-cell>
          <table:table-cell table:formula="of:=[.I30]/MAX([.E30];[.B30])" office:value-type="float" office:value="0.333333333333333" calcext:value-type="float">
            <text:p>0,333333333333333</text:p>
          </table:table-cell>
          <table:table-cell table:formula="of:=POWER([.J30];2)" office:value-type="float" office:value="0.111111111111111" calcext:value-type="float">
            <text:p>0,111111111111111</text:p>
          </table:table-cell>
        </table:table-row>
        <table:table-row table:style-name="ro1">
          <table:table-cell office:value-type="string" calcext:value-type="string">
            <text:p>maar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maar</text:p>
          </table:table-cell>
          <table:table-cell office:value-type="float" office:value="22" calcext:value-type="float">
            <text:p>22</text:p>
          </table:table-cell>
          <table:table-cell/>
          <table:table-cell table:formula="of:=POWER([.B31]-[.E31];2)" office:value-type="float" office:value="9" calcext:value-type="float">
            <text:p>9</text:p>
          </table:table-cell>
          <table:table-cell/>
          <table:table-cell table:formula="of:=ABS([.E31]-[.B31])" office:value-type="float" office:value="3" calcext:value-type="float">
            <text:p>3</text:p>
          </table:table-cell>
          <table:table-cell table:formula="of:=[.I31]/MAX([.E31];[.B31])" office:value-type="float" office:value="0.136363636363636" calcext:value-type="float">
            <text:p>0,136363636363636</text:p>
          </table:table-cell>
          <table:table-cell table:formula="of:=POWER([.J31];2)" office:value-type="float" office:value="0.018595041322314" calcext:value-type="float">
            <text:p>0,018595041322314</text:p>
          </table:table-cell>
        </table:table-row>
        <table:table-row table:style-name="ro1">
          <table:table-cell office:value-type="string" calcext:value-type="string">
            <text:p>mak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ken</text:p>
          </table:table-cell>
          <table:table-cell office:value-type="float" office:value="28" calcext:value-type="float">
            <text:p>28</text:p>
          </table:table-cell>
          <table:table-cell/>
          <table:table-cell table:formula="of:=POWER([.B32]-[.E32];2)" office:value-type="float" office:value="784" calcext:value-type="float">
            <text:p>784</text:p>
          </table:table-cell>
          <table:table-cell/>
          <table:table-cell table:formula="of:=ABS([.E32]-[.B32])" office:value-type="float" office:value="28" calcext:value-type="float">
            <text:p>28</text:p>
          </table:table-cell>
          <table:table-cell table:formula="of:=[.I32]/MAX([.E32];[.B32])" office:value-type="float" office:value="1" calcext:value-type="float">
            <text:p>1</text:p>
          </table:table-cell>
          <table:table-cell table:formula="of:=POWER([.J32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men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POWER([.B33]-[.E33];2)" office:value-type="float" office:value="11449" calcext:value-type="float">
            <text:p>11449</text:p>
          </table:table-cell>
          <table:table-cell/>
          <table:table-cell table:formula="of:=ABS([.E33]-[.B33])" office:value-type="float" office:value="107" calcext:value-type="float">
            <text:p>107</text:p>
          </table:table-cell>
          <table:table-cell table:formula="of:=[.I33]/MAX([.E33];[.B33])" office:value-type="float" office:value="0.672955974842767" calcext:value-type="float">
            <text:p>0,672955974842767</text:p>
          </table:table-cell>
          <table:table-cell table:formula="of:=POWER([.J33];2)" office:value-type="float" office:value="0.452869744076579" calcext:value-type="float">
            <text:p>0,452869744076579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met</text:p>
          </table:table-cell>
          <table:table-cell office:value-type="float" office:value="67" calcext:value-type="float">
            <text:p>67</text:p>
          </table:table-cell>
          <table:table-cell/>
          <table:table-cell table:formula="of:=POWER([.B34]-[.E34];2)" office:value-type="float" office:value="576" calcext:value-type="float">
            <text:p>576</text:p>
          </table:table-cell>
          <table:table-cell/>
          <table:table-cell table:formula="of:=ABS([.E34]-[.B34])" office:value-type="float" office:value="24" calcext:value-type="float">
            <text:p>24</text:p>
          </table:table-cell>
          <table:table-cell table:formula="of:=[.I34]/MAX([.E34];[.B34])" office:value-type="float" office:value="0.263736263736264" calcext:value-type="float">
            <text:p>0,263736263736264</text:p>
          </table:table-cell>
          <table:table-cell table:formula="of:=POWER([.J34];2)" office:value-type="float" office:value="0.0695568168095641" calcext:value-type="float">
            <text:p>0,069556816809564</text:p>
          </table:table-cell>
        </table:table-row>
        <table:table-row table:style-name="ro1">
          <table:table-cell office:value-type="string" calcext:value-type="string">
            <text:p>naa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naar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5]-[.E35];2)" office:value-type="float" office:value="400" calcext:value-type="float">
            <text:p>400</text:p>
          </table:table-cell>
          <table:table-cell/>
          <table:table-cell table:formula="of:=ABS([.E35]-[.B35])" office:value-type="float" office:value="20" calcext:value-type="float">
            <text:p>20</text:p>
          </table:table-cell>
          <table:table-cell table:formula="of:=[.I35]/MAX([.E35];[.B35])" office:value-type="float" office:value="1" calcext:value-type="float">
            <text:p>1</text:p>
          </table:table-cell>
          <table:table-cell table:formula="of:=POWER([.J35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et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niet</text:p>
          </table:table-cell>
          <table:table-cell office:value-type="float" office:value="65" calcext:value-type="float">
            <text:p>65</text:p>
          </table:table-cell>
          <table:table-cell/>
          <table:table-cell table:formula="of:=POWER([.B36]-[.E36];2)" office:value-type="float" office:value="64" calcext:value-type="float">
            <text:p>64</text:p>
          </table:table-cell>
          <table:table-cell/>
          <table:table-cell table:formula="of:=ABS([.E36]-[.B36])" office:value-type="float" office:value="8" calcext:value-type="float">
            <text:p>8</text:p>
          </table:table-cell>
          <table:table-cell table:formula="of:=[.I36]/MAX([.E36];[.B36])" office:value-type="float" office:value="0.123076923076923" calcext:value-type="float">
            <text:p>0,123076923076923</text:p>
          </table:table-cell>
          <table:table-cell table:formula="of:=POWER([.J36];2)" office:value-type="float" office:value="0.0151479289940828" calcext:value-type="float">
            <text:p>0,015147928994083</text:p>
          </table:table-cell>
        </table:table-row>
        <table:table-row table:style-name="ro1">
          <table:table-cell office:value-type="string" calcext:value-type="string">
            <text:p>nodi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dig</text:p>
          </table:table-cell>
          <table:table-cell office:value-type="float" office:value="27" calcext:value-type="float">
            <text:p>27</text:p>
          </table:table-cell>
          <table:table-cell/>
          <table:table-cell table:formula="of:=POWER([.B37]-[.E37];2)" office:value-type="float" office:value="729" calcext:value-type="float">
            <text:p>729</text:p>
          </table:table-cell>
          <table:table-cell/>
          <table:table-cell table:formula="of:=ABS([.E37]-[.B37])" office:value-type="float" office:value="27" calcext:value-type="float">
            <text:p>27</text:p>
          </table:table-cell>
          <table:table-cell table:formula="of:=[.I37]/MAX([.E37];[.B37])" office:value-type="float" office:value="1" calcext:value-type="float">
            <text:p>1</text:p>
          </table:table-cell>
          <table:table-cell table:formula="of:=POWER([.J37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g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nog</text:p>
          </table:table-cell>
          <table:table-cell office:value-type="float" office:value="23" calcext:value-type="float">
            <text:p>23</text:p>
          </table:table-cell>
          <table:table-cell/>
          <table:table-cell table:formula="of:=POWER([.B38]-[.E38];2)" office:value-type="float" office:value="36" calcext:value-type="float">
            <text:p>36</text:p>
          </table:table-cell>
          <table:table-cell/>
          <table:table-cell table:formula="of:=ABS([.E38]-[.B38])" office:value-type="float" office:value="6" calcext:value-type="float">
            <text:p>6</text:p>
          </table:table-cell>
          <table:table-cell table:formula="of:=[.I38]/MAX([.E38];[.B38])" office:value-type="float" office:value="0.206896551724138" calcext:value-type="float">
            <text:p>0,206896551724138</text:p>
          </table:table-cell>
          <table:table-cell table:formula="of:=POWER([.J38];2)" office:value-type="float" office:value="0.0428061831153389" calcext:value-type="float">
            <text:p>0,042806183115339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of</text:p>
          </table:table-cell>
          <table:table-cell office:value-type="float" office:value="41" calcext:value-type="float">
            <text:p>41</text:p>
          </table:table-cell>
          <table:table-cell/>
          <table:table-cell table:formula="of:=POWER([.B39]-[.E39];2)" office:value-type="float" office:value="784" calcext:value-type="float">
            <text:p>784</text:p>
          </table:table-cell>
          <table:table-cell/>
          <table:table-cell table:formula="of:=ABS([.E39]-[.B39])" office:value-type="float" office:value="28" calcext:value-type="float">
            <text:p>28</text:p>
          </table:table-cell>
          <table:table-cell table:formula="of:=[.I39]/MAX([.E39];[.B39])" office:value-type="float" office:value="0.405797101449275" calcext:value-type="float">
            <text:p>0,405797101449275</text:p>
          </table:table-cell>
          <table:table-cell table:formula="of:=POWER([.J39];2)" office:value-type="float" office:value="0.164671287544634" calcext:value-type="float">
            <text:p>0,164671287544634</text:p>
          </table:table-cell>
        </table:table-row>
        <table:table-row table:style-name="ro1">
          <table:table-cell office:value-type="string" calcext:value-type="string">
            <text:p>om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om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POWER([.B40]-[.E40];2)" office:value-type="float" office:value="121" calcext:value-type="float">
            <text:p>121</text:p>
          </table:table-cell>
          <table:table-cell/>
          <table:table-cell table:formula="of:=ABS([.E40]-[.B40])" office:value-type="float" office:value="11" calcext:value-type="float">
            <text:p>11</text:p>
          </table:table-cell>
          <table:table-cell table:formula="of:=[.I40]/MAX([.E40];[.B40])" office:value-type="float" office:value="0.0948275862068966" calcext:value-type="float">
            <text:p>0,094827586206897</text:p>
          </table:table-cell>
          <table:table-cell table:formula="of:=POWER([.J40];2)" office:value-type="float" office:value="0.0089922711058264" calcext:value-type="float">
            <text:p>0,008992271105826</text:p>
          </table:table-cell>
        </table:table-row>
        <table:table-row table:style-name="ro1">
          <table:table-cell office:value-type="string" calcext:value-type="string">
            <text:p>ook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ook</text:p>
          </table:table-cell>
          <table:table-cell office:value-type="float" office:value="25" calcext:value-type="float">
            <text:p>25</text:p>
          </table:table-cell>
          <table:table-cell/>
          <table:table-cell table:formula="of:=POWER([.B41]-[.E41];2)" office:value-type="float" office:value="144" calcext:value-type="float">
            <text:p>144</text:p>
          </table:table-cell>
          <table:table-cell/>
          <table:table-cell table:formula="of:=ABS([.E41]-[.B41])" office:value-type="float" office:value="12" calcext:value-type="float">
            <text:p>12</text:p>
          </table:table-cell>
          <table:table-cell table:formula="of:=[.I41]/MAX([.E41];[.B41])" office:value-type="float" office:value="0.324324324324324" calcext:value-type="float">
            <text:p>0,324324324324324</text:p>
          </table:table-cell>
          <table:table-cell table:formula="of:=POWER([.J41];2)" office:value-type="float" office:value="0.10518626734843" calcext:value-type="float">
            <text:p>0,10518626734843</text:p>
          </table:table-cell>
        </table:table-row>
        <table:table-row table:style-name="ro1">
          <table:table-cell office:value-type="string" calcext:value-type="string">
            <text:p>op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op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POWER([.B42]-[.E42];2)" office:value-type="float" office:value="324" calcext:value-type="float">
            <text:p>324</text:p>
          </table:table-cell>
          <table:table-cell/>
          <table:table-cell table:formula="of:=ABS([.E42]-[.B42])" office:value-type="float" office:value="18" calcext:value-type="float">
            <text:p>18</text:p>
          </table:table-cell>
          <table:table-cell table:formula="of:=[.I42]/MAX([.E42];[.B42])" office:value-type="float" office:value="0.147540983606557" calcext:value-type="float">
            <text:p>0,147540983606557</text:p>
          </table:table-cell>
          <table:table-cell table:formula="of:=POWER([.J42];2)" office:value-type="float" office:value="0.0217683418435904" calcext:value-type="float">
            <text:p>0,021768341843591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POWER([.B43]-[.E43];2)" office:value-type="float" office:value="1521" calcext:value-type="float">
            <text:p>1521</text:p>
          </table:table-cell>
          <table:table-cell/>
          <table:table-cell table:formula="of:=ABS([.E43]-[.B43])" office:value-type="float" office:value="39" calcext:value-type="float">
            <text:p>39</text:p>
          </table:table-cell>
          <table:table-cell table:formula="of:=[.I43]/MAX([.E43];[.B43])" office:value-type="float" office:value="1" calcext:value-type="float">
            <text:p>1</text:p>
          </table:table-cell>
          <table:table-cell table:formula="of:=POWER([.J43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POWER([.B44]-[.E44];2)" office:value-type="float" office:value="784" calcext:value-type="float">
            <text:p>784</text:p>
          </table:table-cell>
          <table:table-cell/>
          <table:table-cell table:formula="of:=ABS([.E44]-[.B44])" office:value-type="float" office:value="28" calcext:value-type="float">
            <text:p>28</text:p>
          </table:table-cell>
          <table:table-cell table:formula="of:=[.I44]/MAX([.E44];[.B44])" office:value-type="float" office:value="1" calcext:value-type="float">
            <text:p>1</text:p>
          </table:table-cell>
          <table:table-cell table:formula="of:=POWER([.J44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te</text:p>
          </table:table-cell>
          <table:table-cell office:value-type="float" office:value="218" calcext:value-type="float">
            <text:p>218</text:p>
          </table:table-cell>
          <table:table-cell/>
          <table:table-cell table:formula="of:=POWER([.B45]-[.E45];2)" office:value-type="float" office:value="625" calcext:value-type="float">
            <text:p>625</text:p>
          </table:table-cell>
          <table:table-cell/>
          <table:table-cell table:formula="of:=ABS([.E45]-[.B45])" office:value-type="float" office:value="25" calcext:value-type="float">
            <text:p>25</text:p>
          </table:table-cell>
          <table:table-cell table:formula="of:=[.I45]/MAX([.E45];[.B45])" office:value-type="float" office:value="0.114678899082569" calcext:value-type="float">
            <text:p>0,114678899082569</text:p>
          </table:table-cell>
          <table:table-cell table:formula="of:=POWER([.J45];2)" office:value-type="float" office:value="0.01315124989479" calcext:value-type="float">
            <text:p>0,0131512498947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oe</text:p>
          </table:table-cell>
          <table:table-cell office:value-type="float" office:value="21" calcext:value-type="float">
            <text:p>21</text:p>
          </table:table-cell>
          <table:table-cell/>
          <table:table-cell table:formula="of:=POWER([.B46]-[.E46];2)" office:value-type="float" office:value="441" calcext:value-type="float">
            <text:p>441</text:p>
          </table:table-cell>
          <table:table-cell/>
          <table:table-cell table:formula="of:=ABS([.E46]-[.B46])" office:value-type="float" office:value="21" calcext:value-type="float">
            <text:p>21</text:p>
          </table:table-cell>
          <table:table-cell table:formula="of:=[.I46]/MAX([.E46];[.B46])" office:value-type="float" office:value="1" calcext:value-type="float">
            <text:p>1</text:p>
          </table:table-cell>
          <table:table-cell table:formula="of:=POWER([.J46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ot</text:p>
          </table:table-cell>
          <table:table-cell office:value-type="float" office:value="28" calcext:value-type="float">
            <text:p>28</text:p>
          </table:table-cell>
          <table:table-cell/>
          <table:table-cell table:formula="of:=POWER([.B47]-[.E47];2)" office:value-type="float" office:value="9" calcext:value-type="float">
            <text:p>9</text:p>
          </table:table-cell>
          <table:table-cell/>
          <table:table-cell table:formula="of:=ABS([.E47]-[.B47])" office:value-type="float" office:value="3" calcext:value-type="float">
            <text:p>3</text:p>
          </table:table-cell>
          <table:table-cell table:formula="of:=[.I47]/MAX([.E47];[.B47])" office:value-type="float" office:value="0.107142857142857" calcext:value-type="float">
            <text:p>0,107142857142857</text:p>
          </table:table-cell>
          <table:table-cell table:formula="of:=POWER([.J47];2)" office:value-type="float" office:value="0.0114795918367347" calcext:value-type="float">
            <text:p>0,01147959183673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POWER([.B48]-[.E48];2)" office:value-type="float" office:value="3600" calcext:value-type="float">
            <text:p>3600</text:p>
          </table:table-cell>
          <table:table-cell/>
          <table:table-cell table:formula="of:=ABS([.E48]-[.B48])" office:value-type="float" office:value="60" calcext:value-type="float">
            <text:p>60</text:p>
          </table:table-cell>
          <table:table-cell table:formula="of:=[.I48]/MAX([.E48];[.B48])" office:value-type="float" office:value="1" calcext:value-type="float">
            <text:p>1</text:p>
          </table:table-cell>
          <table:table-cell table:formula="of:=POWER([.J48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it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uit</text:p>
          </table:table-cell>
          <table:table-cell office:value-type="float" office:value="36" calcext:value-type="float">
            <text:p>36</text:p>
          </table:table-cell>
          <table:table-cell/>
          <table:table-cell table:formula="of:=POWER([.B49]-[.E49];2)" office:value-type="float" office:value="100" calcext:value-type="float">
            <text:p>100</text:p>
          </table:table-cell>
          <table:table-cell/>
          <table:table-cell table:formula="of:=ABS([.E49]-[.B49])" office:value-type="float" office:value="10" calcext:value-type="float">
            <text:p>10</text:p>
          </table:table-cell>
          <table:table-cell table:formula="of:=[.I49]/MAX([.E49];[.B49])" office:value-type="float" office:value="0.277777777777778" calcext:value-type="float">
            <text:p>0,277777777777778</text:p>
          </table:table-cell>
          <table:table-cell table:formula="of:=POWER([.J49];2)" office:value-type="float" office:value="0.0771604938271605" calcext:value-type="float">
            <text:p>0,077160493827161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van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POWER([.B50]-[.E50];2)" office:value-type="float" office:value="10609" calcext:value-type="float">
            <text:p>10609</text:p>
          </table:table-cell>
          <table:table-cell/>
          <table:table-cell table:formula="of:=ABS([.E50]-[.B50])" office:value-type="float" office:value="103" calcext:value-type="float">
            <text:p>103</text:p>
          </table:table-cell>
          <table:table-cell table:formula="of:=[.I50]/MAX([.E50];[.B50])" office:value-type="float" office:value="0.292613636363636" calcext:value-type="float">
            <text:p>0,292613636363636</text:p>
          </table:table-cell>
          <table:table-cell table:formula="of:=POWER([.J50];2)" office:value-type="float" office:value="0.0856227401859504" calcext:value-type="float">
            <text:p>0,08562274018595</text:p>
          </table:table-cell>
        </table:table-row>
        <table:table-row table:style-name="ro1">
          <table:table-cell office:value-type="string" calcext:value-type="string">
            <text:p>volgende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POWER([.B51]-[.E51];2)" office:value-type="float" office:value="484" calcext:value-type="float">
            <text:p>484</text:p>
          </table:table-cell>
          <table:table-cell/>
          <table:table-cell table:formula="of:=ABS([.E51]-[.B51])" office:value-type="float" office:value="22" calcext:value-type="float">
            <text:p>22</text:p>
          </table:table-cell>
          <table:table-cell table:formula="of:=[.I51]/MAX([.E51];[.B51])" office:value-type="float" office:value="1" calcext:value-type="float">
            <text:p>1</text:p>
          </table:table-cell>
          <table:table-cell table:formula="of:=POWER([.J51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o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voor</text:p>
          </table:table-cell>
          <table:table-cell office:value-type="float" office:value="99" calcext:value-type="float">
            <text:p>99</text:p>
          </table:table-cell>
          <table:table-cell/>
          <table:table-cell table:formula="of:=POWER([.B52]-[.E52];2)" office:value-type="float" office:value="1" calcext:value-type="float">
            <text:p>1</text:p>
          </table:table-cell>
          <table:table-cell/>
          <table:table-cell table:formula="of:=ABS([.E52]-[.B52])" office:value-type="float" office:value="1" calcext:value-type="float">
            <text:p>1</text:p>
          </table:table-cell>
          <table:table-cell table:formula="of:=[.I52]/MAX([.E52];[.B52])" office:value-type="float" office:value="0.01" calcext:value-type="float">
            <text:p>0,01</text:p>
          </table:table-cell>
          <table:table-cell table:formula="of:=POWER([.J52];2)"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wat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wat</text:p>
          </table:table-cell>
          <table:table-cell office:value-type="float" office:value="31" calcext:value-type="float">
            <text:p>31</text:p>
          </table:table-cell>
          <table:table-cell/>
          <table:table-cell table:formula="of:=POWER([.B53]-[.E53];2)" office:value-type="float" office:value="81" calcext:value-type="float">
            <text:p>81</text:p>
          </table:table-cell>
          <table:table-cell/>
          <table:table-cell table:formula="of:=ABS([.E53]-[.B53])" office:value-type="float" office:value="9" calcext:value-type="float">
            <text:p>9</text:p>
          </table:table-cell>
          <table:table-cell table:formula="of:=[.I53]/MAX([.E53];[.B53])" office:value-type="float" office:value="0.290322580645161" calcext:value-type="float">
            <text:p>0,290322580645161</text:p>
          </table:table-cell>
          <table:table-cell table:formula="of:=POWER([.J53];2)" office:value-type="float" office:value="0.0842872008324662" calcext:value-type="float">
            <text:p>0,084287200832466</text:p>
          </table:table-cell>
        </table:table-row>
        <table:table-row table:style-name="ro1">
          <table:table-cell office:value-type="string" calcext:value-type="string">
            <text:p>we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we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POWER([.B54]-[.E54];2)" office:value-type="float" office:value="4761" calcext:value-type="float">
            <text:p>4761</text:p>
          </table:table-cell>
          <table:table-cell/>
          <table:table-cell table:formula="of:=ABS([.E54]-[.B54])" office:value-type="float" office:value="69" calcext:value-type="float">
            <text:p>69</text:p>
          </table:table-cell>
          <table:table-cell table:formula="of:=[.I54]/MAX([.E54];[.B54])" office:value-type="float" office:value="0.579831932773109" calcext:value-type="float">
            <text:p>0,579831932773109</text:p>
          </table:table-cell>
          <table:table-cell table:formula="of:=POWER([.J54];2)" office:value-type="float" office:value="0.336205070263399" calcext:value-type="float">
            <text:p>0,336205070263399</text:p>
          </table:table-cell>
        </table:table-row>
        <table:table-row table:style-name="ro1">
          <table:table-cell office:value-type="string" calcext:value-type="string">
            <text:p>werd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POWER([.B55]-[.E55];2)" office:value-type="float" office:value="961" calcext:value-type="float">
            <text:p>961</text:p>
          </table:table-cell>
          <table:table-cell/>
          <table:table-cell table:formula="of:=ABS([.E55]-[.B55])" office:value-type="float" office:value="31" calcext:value-type="float">
            <text:p>31</text:p>
          </table:table-cell>
          <table:table-cell table:formula="of:=[.I55]/MAX([.E55];[.B55])" office:value-type="float" office:value="1" calcext:value-type="float">
            <text:p>1</text:p>
          </table:table-cell>
          <table:table-cell table:formula="of:=POWER([.J55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den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worden</text:p>
          </table:table-cell>
          <table:table-cell office:value-type="float" office:value="88" calcext:value-type="float">
            <text:p>88</text:p>
          </table:table-cell>
          <table:table-cell/>
          <table:table-cell table:formula="of:=POWER([.B56]-[.E56];2)" office:value-type="float" office:value="1521" calcext:value-type="float">
            <text:p>1521</text:p>
          </table:table-cell>
          <table:table-cell/>
          <table:table-cell table:formula="of:=ABS([.E56]-[.B56])" office:value-type="float" office:value="39" calcext:value-type="float">
            <text:p>39</text:p>
          </table:table-cell>
          <table:table-cell table:formula="of:=[.I56]/MAX([.E56];[.B56])" office:value-type="float" office:value="0.443181818181818" calcext:value-type="float">
            <text:p>0,443181818181818</text:p>
          </table:table-cell>
          <table:table-cell table:formula="of:=POWER([.J56];2)" office:value-type="float" office:value="0.196410123966942" calcext:value-type="float">
            <text:p>0,196410123966942</text:p>
          </table:table-cell>
        </table:table-row>
        <table:table-row table:style-name="ro1">
          <table:table-cell office:value-type="string" calcext:value-type="string">
            <text:p>wordt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wordt</text:p>
          </table:table-cell>
          <table:table-cell office:value-type="float" office:value="51" calcext:value-type="float">
            <text:p>51</text:p>
          </table:table-cell>
          <table:table-cell/>
          <table:table-cell table:formula="of:=POWER([.B57]-[.E57];2)" office:value-type="float" office:value="4" calcext:value-type="float">
            <text:p>4</text:p>
          </table:table-cell>
          <table:table-cell/>
          <table:table-cell table:formula="of:=ABS([.E57]-[.B57])" office:value-type="float" office:value="2" calcext:value-type="float">
            <text:p>2</text:p>
          </table:table-cell>
          <table:table-cell table:formula="of:=[.I57]/MAX([.E57];[.B57])" office:value-type="float" office:value="0.0377358490566038" calcext:value-type="float">
            <text:p>0,037735849056604</text:p>
          </table:table-cell>
          <table:table-cell table:formula="of:=POWER([.J57];2)" office:value-type="float" office:value="0.00142399430402278" calcext:value-type="float">
            <text:p>0,00142399430402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al</text:p>
          </table:table-cell>
          <table:table-cell office:value-type="float" office:value="37" calcext:value-type="float">
            <text:p>37</text:p>
          </table:table-cell>
          <table:table-cell/>
          <table:table-cell table:formula="of:=POWER([.B58]-[.E58];2)" office:value-type="float" office:value="1369" calcext:value-type="float">
            <text:p>1369</text:p>
          </table:table-cell>
          <table:table-cell/>
          <table:table-cell table:formula="of:=ABS([.E58]-[.B58])" office:value-type="float" office:value="37" calcext:value-type="float">
            <text:p>37</text:p>
          </table:table-cell>
          <table:table-cell table:formula="of:=[.I58]/MAX([.E58];[.B58])" office:value-type="float" office:value="1" calcext:value-type="float">
            <text:p>1</text:p>
          </table:table-cell>
          <table:table-cell table:formula="of:=POWER([.J58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ijn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zijn</text:p>
          </table:table-cell>
          <table:table-cell office:value-type="float" office:value="80" calcext:value-type="float">
            <text:p>80</text:p>
          </table:table-cell>
          <table:table-cell/>
          <table:table-cell table:formula="of:=POWER([.B59]-[.E59];2)" office:value-type="float" office:value="1024" calcext:value-type="float">
            <text:p>1024</text:p>
          </table:table-cell>
          <table:table-cell/>
          <table:table-cell table:formula="of:=ABS([.E59]-[.B59])" office:value-type="float" office:value="32" calcext:value-type="float">
            <text:p>32</text:p>
          </table:table-cell>
          <table:table-cell table:formula="of:=[.I59]/MAX([.E59];[.B59])" office:value-type="float" office:value="0.4" calcext:value-type="float">
            <text:p>0,4</text:p>
          </table:table-cell>
          <table:table-cell table:formula="of:=POWER([.J59];2)" office:value-type="float" office:value="0.16" calcext:value-type="float">
            <text:p>0,1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o</text:p>
          </table:table-cell>
          <table:table-cell office:value-type="float" office:value="29" calcext:value-type="float">
            <text:p>29</text:p>
          </table:table-cell>
          <table:table-cell/>
          <table:table-cell table:formula="of:=POWER([.B60]-[.E60];2)" office:value-type="float" office:value="841" calcext:value-type="float">
            <text:p>841</text:p>
          </table:table-cell>
          <table:table-cell/>
          <table:table-cell table:formula="of:=ABS([.E60]-[.B60])" office:value-type="float" office:value="29" calcext:value-type="float">
            <text:p>29</text:p>
          </table:table-cell>
          <table:table-cell table:formula="of:=[.I60]/MAX([.E60];[.B60])" office:value-type="float" office:value="1" calcext:value-type="float">
            <text:p>1</text:p>
          </table:table-cell>
          <table:table-cell table:formula="of:=POWER([.J60];2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oals</text:p>
          </table:table-cell>
          <table:table-cell office:value-type="float" office:value="31" calcext:value-type="float">
            <text:p>31</text:p>
          </table:table-cell>
          <table:table-cell/>
          <table:table-cell table:formula="of:=POWER([.B61]-[.E61];2)" office:value-type="float" office:value="961" calcext:value-type="float">
            <text:p>961</text:p>
          </table:table-cell>
          <table:table-cell/>
          <table:table-cell table:formula="of:=ABS([.E61]-[.B61])" office:value-type="float" office:value="31" calcext:value-type="float">
            <text:p>31</text:p>
          </table:table-cell>
          <table:table-cell table:formula="of:=[.I61]/MAX([.E61];[.B61])" office:value-type="float" office:value="1" calcext:value-type="float">
            <text:p>1</text:p>
          </table:table-cell>
          <table:table-cell table:formula="of:=POWER([.J61];2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ullen</text:p>
          </table:table-cell>
          <table:table-cell office:value-type="float" office:value="23" calcext:value-type="float">
            <text:p>23</text:p>
          </table:table-cell>
          <table:table-cell/>
          <table:table-cell table:formula="of:=POWER([.B62]-[.E62];2)" office:value-type="float" office:value="529" calcext:value-type="float">
            <text:p>529</text:p>
          </table:table-cell>
          <table:table-cell/>
          <table:table-cell table:formula="of:=ABS([.E62]-[.B62])" office:value-type="float" office:value="23" calcext:value-type="float">
            <text:p>23</text:p>
          </table:table-cell>
          <table:table-cell table:formula="of:=[.I62]/MAX([.E62];[.B62])" office:value-type="float" office:value="1" calcext:value-type="float">
            <text:p>1</text:p>
          </table:table-cell>
          <table:table-cell table:formula="of:=POWER([.J62];2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QRT(SUM([.G1:.G62]))" office:value-type="float" office:value="288.671093114638" calcext:value-type="float">
            <text:p>288,671093114638</text:p>
          </table:table-cell>
          <table:table-cell table:number-columns-repeated="3"/>
          <table:table-cell table:formula="of:=SUM([.K1:.K62])" office:value-type="float" office:value="27.3194192679836" calcext:value-type="float">
            <text:p>27,3194192679836</text:p>
          </table:table-cell>
        </table:table-row>
      </table:table>
      <table:table table:name="thesis vs bijbel" table:style-name="ta1">
        <table:table-column table:style-name="co20" table:number-columns-repeated="5" table:default-cell-style-name="Default"/>
        <table:table-row table:style-name="ro1">
          <table:table-cell office:value-type="string" calcext:value-type="string">
            <text:p>aa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an</text:p>
          </table:table-cell>
          <table:table-cell office:value-type="float" office:value="32" calcext:value-type="float">
            <text:p>32</text:p>
          </table:table-cell>
          <table:table-cell table:formula="of:=POWER([.B1]-[.D1];2)" office:value-type="float" office:value="1849" calcext:value-type="float">
            <text:p>1849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</text:p>
          </table:table-cell>
          <table:table-cell office:value-type="float" office:value="76" calcext:value-type="float">
            <text:p>76</text:p>
          </table:table-cell>
          <table:table-cell table:formula="of:=POWER([.B2]-[.D2];2)" office:value-type="float" office:value="5776" calcext:value-type="float">
            <text:p>5776</text:p>
          </table:table-cell>
        </table:table-row>
        <table:table-row table:style-name="ro1">
          <table:table-cell office:value-type="string" calcext:value-type="string">
            <text:p>al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le</text:p>
          </table:table-cell>
          <table:table-cell office:value-type="float" office:value="32" calcext:value-type="float">
            <text:p>32</text:p>
          </table:table-cell>
          <table:table-cell table:formula="of:=POWER([.B3]-[.D3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s</text:p>
          </table:table-cell>
          <table:table-cell office:value-type="float" office:value="34" calcext:value-type="float">
            <text:p>34</text:p>
          </table:table-cell>
          <table:table-cell table:formula="of:=POWER([.B4]-[.D4];2)" office:value-type="float" office:value="5776" calcext:value-type="float">
            <text:p>5776</text:p>
          </table:table-cell>
        </table:table-row>
        <table:table-row table:style-name="ro1">
          <table:table-cell office:value-type="string" calcext:value-type="string">
            <text:p>bij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table:formula="of:=POWER([.B5]-[.D5];2)" office:value-type="float" office:value="3249" calcext:value-type="float">
            <text:p>3249</text:p>
          </table:table-cell>
        </table:table-row>
        <table:table-row table:style-name="ro1">
          <table:table-cell office:value-type="string" calcext:value-type="string">
            <text:p>dan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 table:formula="of:=POWER([.B6]-[.D6];2)" office:value-type="float" office:value="5776" calcext:value-type="float">
            <text:p>5776</text:p>
          </table:table-cell>
        </table:table-row>
        <table:table-row table:style-name="ro1">
          <table:table-cell office:value-type="string" calcext:value-type="string">
            <text:p>dat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at</text:p>
          </table:table-cell>
          <table:table-cell office:value-type="float" office:value="98" calcext:value-type="float">
            <text:p>98</text:p>
          </table:table-cell>
          <table:table-cell table:formula="of:=POWER([.B7]-[.D7];2)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de</text:p>
          </table:table-cell>
          <table:table-cell office:value-type="float" office:value="375" calcext:value-type="float">
            <text:p>375</text:p>
          </table:table-cell>
          <table:table-cell table:formula="of:=POWER([.B8]-[.D8];2)" office:value-type="float" office:value="90601" calcext:value-type="float">
            <text:p>90601</text:p>
          </table:table-cell>
        </table:table-row>
        <table:table-row table:style-name="ro1">
          <table:table-cell office:value-type="string" calcext:value-type="string">
            <text:p>d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</text:p>
          </table:table-cell>
          <table:table-cell office:value-type="float" office:value="121" calcext:value-type="float">
            <text:p>121</text:p>
          </table:table-cell>
          <table:table-cell table:formula="of:=POWER([.B9]-[.D9];2)" office:value-type="float" office:value="14641" calcext:value-type="float">
            <text:p>146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r</text:p>
          </table:table-cell>
          <table:table-cell office:value-type="float" office:value="50" calcext:value-type="float">
            <text:p>50</text:p>
          </table:table-cell>
          <table:table-cell table:formula="of:=POWER([.B10]-[.D10];2)" office:value-type="float" office:value="2500" calcext:value-type="float">
            <text:p>25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</text:p>
          </table:table-cell>
          <table:table-cell office:value-type="float" office:value="74" calcext:value-type="float">
            <text:p>74</text:p>
          </table:table-cell>
          <table:table-cell table:formula="of:=POWER([.B11]-[.D11];2)" office:value-type="float" office:value="5476" calcext:value-type="float">
            <text:p>5476</text:p>
          </table:table-cell>
        </table:table-row>
        <table:table-row table:style-name="ro1">
          <table:table-cell office:value-type="string" calcext:value-type="string">
            <text:p>dez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ze</text:p>
          </table:table-cell>
          <table:table-cell office:value-type="float" office:value="23" calcext:value-type="float">
            <text:p>23</text:p>
          </table:table-cell>
          <table:table-cell table:formula="of:=POWER([.B12]-[.D12];2)" office:value-type="float" office:value="5625" calcext:value-type="float">
            <text:p>5625</text:p>
          </table:table-cell>
        </table:table-row>
        <table:table-row table:style-name="ro1">
          <table:table-cell office:value-type="string" calcext:value-type="string">
            <text:p>di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ie</text:p>
          </table:table-cell>
          <table:table-cell office:value-type="float" office:value="60" calcext:value-type="float">
            <text:p>60</text:p>
          </table:table-cell>
          <table:table-cell table:formula="of:=POWER([.B13]-[.D13];2)" office:value-type="float" office:value="3025" calcext:value-type="float">
            <text:p>3025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0" calcext:value-type="float">
            <text:p>0</text:p>
          </table:table-cell>
          <table:table-cell table:formula="of:=POWER([.B14]-[.D14];2)" office:value-type="float" office:value="9216" calcext:value-type="float">
            <text:p>9216</text:p>
          </table:table-cell>
        </table:table-row>
        <table:table-row table:style-name="ro1">
          <table:table-cell office:value-type="string" calcext:value-type="string">
            <text:p>door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0" calcext:value-type="float">
            <text:p>0</text:p>
          </table:table-cell>
          <table:table-cell table:formula="of:=POWER([.B15]-[.D15];2)" office:value-type="float" office:value="3969" calcext:value-type="float">
            <text:p>3969</text:p>
          </table:table-cell>
        </table:table-row>
        <table:table-row table:style-name="ro1">
          <table:table-cell office:value-type="string" calcext:value-type="string">
            <text:p>echter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table:formula="of:=POWER([.B16]-[.D16];2)" office:value-type="float" office:value="1296" calcext:value-type="float">
            <text:p>1296</text:p>
          </table:table-cell>
        </table:table-row>
        <table:table-row table:style-name="ro1">
          <table:table-cell office:value-type="string" calcext:value-type="string">
            <text:p>e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en</text:p>
          </table:table-cell>
          <table:table-cell office:value-type="float" office:value="74" calcext:value-type="float">
            <text:p>74</text:p>
          </table:table-cell>
          <table:table-cell table:formula="of:=POWER([.B17]-[.D17];2)" office:value-type="float" office:value="78961" calcext:value-type="float">
            <text:p>78961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n</text:p>
          </table:table-cell>
          <table:table-cell office:value-type="float" office:value="849" calcext:value-type="float">
            <text:p>849</text:p>
          </table:table-cell>
          <table:table-cell table:formula="of:=POWER([.B18]-[.D18];2)" office:value-type="float" office:value="488601" calcext:value-type="float">
            <text:p>488601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0" calcext:value-type="float">
            <text:p>0</text:p>
          </table:table-cell>
          <table:table-cell table:formula="of:=POWER([.B19]-[.D19];2)" office:value-type="float" office:value="2916" calcext:value-type="float">
            <text:p>2916</text:p>
          </table:table-cell>
        </table:table-row>
        <table:table-row table:style-name="ro1">
          <table:table-cell office:value-type="string" calcext:value-type="string">
            <text:p>eveneens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table:formula="of:=POWER([.B20]-[.D20];2)"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geen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table:formula="of:=POWER([.B21]-[.D21];2)" office:value-type="float" office:value="961" calcext:value-type="float">
            <text:p>96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ij</text:p>
          </table:table-cell>
          <table:table-cell office:value-type="float" office:value="63" calcext:value-type="float">
            <text:p>63</text:p>
          </table:table-cell>
          <table:table-cell table:formula="of:=POWER([.B22]-[.D22];2)" office:value-type="float" office:value="3969" calcext:value-type="float">
            <text:p>396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aar</text:p>
          </table:table-cell>
          <table:table-cell office:value-type="float" office:value="20" calcext:value-type="float">
            <text:p>20</text:p>
          </table:table-cell>
          <table:table-cell table:formula="of:=POWER([.B23]-[.D23];2)"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em</text:p>
          </table:table-cell>
          <table:table-cell office:value-type="float" office:value="34" calcext:value-type="float">
            <text:p>34</text:p>
          </table:table-cell>
          <table:table-cell table:formula="of:=POWER([.B24]-[.D24];2)" office:value-type="float" office:value="1156" calcext:value-type="float">
            <text:p>1156</text:p>
          </table:table-cell>
        </table:table-row>
        <table:table-row table:style-name="ro1">
          <table:table-cell office:value-type="string" calcext:value-type="string">
            <text:p>heeft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POWER([.B25]-[.D25];2)"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heel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POWER([.B26]-[.D26];2)"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het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het</text:p>
          </table:table-cell>
          <table:table-cell office:value-type="float" office:value="230" calcext:value-type="float">
            <text:p>230</text:p>
          </table:table-cell>
          <table:table-cell table:formula="of:=POWER([.B27]-[.D27];2)" office:value-type="float" office:value="2304" calcext:value-type="float">
            <text:p>23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j</text:p>
          </table:table-cell>
          <table:table-cell office:value-type="float" office:value="143" calcext:value-type="float">
            <text:p>143</text:p>
          </table:table-cell>
          <table:table-cell table:formula="of:=POWER([.B28]-[.D28];2)" office:value-type="float" office:value="20449" calcext:value-type="float">
            <text:p>204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un</text:p>
          </table:table-cell>
          <table:table-cell office:value-type="float" office:value="34" calcext:value-type="float">
            <text:p>34</text:p>
          </table:table-cell>
          <table:table-cell table:formula="of:=POWER([.B29]-[.D29];2)" office:value-type="float" office:value="1156" calcext:value-type="float">
            <text:p>11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k</text:p>
          </table:table-cell>
          <table:table-cell office:value-type="float" office:value="59" calcext:value-type="float">
            <text:p>59</text:p>
          </table:table-cell>
          <table:table-cell table:formula="of:=POWER([.B30]-[.D30];2)" office:value-type="float" office:value="3481" calcext:value-type="float">
            <text:p>3481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in</text:p>
          </table:table-cell>
          <table:table-cell office:value-type="float" office:value="105" calcext:value-type="float">
            <text:p>105</text:p>
          </table:table-cell>
          <table:table-cell table:formula="of:=POWER([.B31]-[.D31];2)" office:value-type="float" office:value="12100" calcext:value-type="float">
            <text:p>12100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s</text:p>
          </table:table-cell>
          <table:table-cell office:value-type="float" office:value="49" calcext:value-type="float">
            <text:p>49</text:p>
          </table:table-cell>
          <table:table-cell table:formula="of:=POWER([.B32]-[.D32];2)" office:value-type="float" office:value="16384" calcext:value-type="float">
            <text:p>16384</text:p>
          </table:table-cell>
        </table:table-row>
        <table:table-row table:style-name="ro1">
          <table:table-cell office:value-type="string" calcext:value-type="string">
            <text:p>kan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table:formula="of:=POWER([.B33]-[.D33];2)" office:value-type="float" office:value="15129" calcext:value-type="float">
            <text:p>15129</text:p>
          </table:table-cell>
        </table:table-row>
        <table:table-row table:style-name="ro1">
          <table:table-cell office:value-type="string" calcext:value-type="string">
            <text:p>kunnen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POWER([.B34]-[.D34];2)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maa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ar</text:p>
          </table:table-cell>
          <table:table-cell office:value-type="float" office:value="21" calcext:value-type="float">
            <text:p>21</text:p>
          </table:table-cell>
          <table:table-cell table:formula="of:=POWER([.B35]-[.D35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ken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POWER([.B36]-[.D36];2)"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men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table:formula="of:=POWER([.B37]-[.D37];2)" office:value-type="float" office:value="25281" calcext:value-type="float">
            <text:p>25281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et</text:p>
          </table:table-cell>
          <table:table-cell office:value-type="float" office:value="45" calcext:value-type="float">
            <text:p>45</text:p>
          </table:table-cell>
          <table:table-cell table:formula="of:=POWER([.B38]-[.D38];2)" office:value-type="float" office:value="484" calcext:value-type="float">
            <text:p>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j</text:p>
          </table:table-cell>
          <table:table-cell office:value-type="float" office:value="19" calcext:value-type="float">
            <text:p>19</text:p>
          </table:table-cell>
          <table:table-cell table:formula="of:=POWER([.B39]-[.D39];2)" office:value-type="float" office:value="361" calcext:value-type="float">
            <text:p>3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jn</text:p>
          </table:table-cell>
          <table:table-cell office:value-type="float" office:value="20" calcext:value-type="float">
            <text:p>20</text:p>
          </table:table-cell>
          <table:table-cell table:formula="of:=POWER([.B40]-[.D40];2)" office:value-type="float" office:value="400" calcext:value-type="float">
            <text:p>4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ar</text:p>
          </table:table-cell>
          <table:table-cell office:value-type="float" office:value="51" calcext:value-type="float">
            <text:p>51</text:p>
          </table:table-cell>
          <table:table-cell table:formula="of:=POWER([.B41]-[.D41];2)" office:value-type="float" office:value="2601" calcext:value-type="float">
            <text:p>2601</text:p>
          </table:table-cell>
        </table:table-row>
        <table:table-row table:style-name="ro1">
          <table:table-cell office:value-type="string" calcext:value-type="string">
            <text:p>nie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iet</text:p>
          </table:table-cell>
          <table:table-cell office:value-type="float" office:value="33" calcext:value-type="float">
            <text:p>33</text:p>
          </table:table-cell>
          <table:table-cell table:formula="of:=POWER([.B42]-[.D42];2)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nodig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POWER([.B43]-[.D43];2)"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nog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POWER([.B44]-[.D44];2)"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POWER([.B45]-[.D45];2)" office:value-type="float" office:value="1681" calcext:value-type="float">
            <text:p>1681</text:p>
          </table:table-cell>
        </table:table-row>
        <table:table-row table:style-name="ro1">
          <table:table-cell office:value-type="string" calcext:value-type="string">
            <text:p>o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om</text:p>
          </table:table-cell>
          <table:table-cell office:value-type="float" office:value="35" calcext:value-type="float">
            <text:p>35</text:p>
          </table:table-cell>
          <table:table-cell table:formula="of:=POWER([.B46]-[.D46];2)" office:value-type="float" office:value="6561" calcext:value-type="float">
            <text:p>6561</text:p>
          </table:table-cell>
        </table:table-row>
        <table:table-row table:style-name="ro1">
          <table:table-cell office:value-type="string" calcext:value-type="string">
            <text:p>ook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ok</text:p>
          </table:table-cell>
          <table:table-cell office:value-type="float" office:value="26" calcext:value-type="float">
            <text:p>26</text:p>
          </table:table-cell>
          <table:table-cell table:formula="of:=POWER([.B47]-[.D47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op</text:p>
          </table:table-cell>
          <table:table-cell office:value-type="float" office:value="68" calcext:value-type="float">
            <text:p>68</text:p>
          </table:table-cell>
          <table:table-cell table:formula="of:=POWER([.B48]-[.D48];2)" office:value-type="float" office:value="2916" calcext:value-type="float">
            <text:p>29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er</text:p>
          </table:table-cell>
          <table:table-cell office:value-type="float" office:value="23" calcext:value-type="float">
            <text:p>23</text:p>
          </table:table-cell>
          <table:table-cell table:formula="of:=POWER([.B49]-[.D49];2)"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te</text:p>
          </table:table-cell>
          <table:table-cell office:value-type="float" office:value="44" calcext:value-type="float">
            <text:p>44</text:p>
          </table:table-cell>
          <table:table-cell table:formula="of:=POWER([.B50]-[.D50];2)" office:value-type="float" office:value="30276" calcext:value-type="float">
            <text:p>30276</text:p>
          </table:table-cell>
        </table:table-row>
        <table:table-row table:style-name="ro1">
          <table:table-cell office:value-type="string" calcext:value-type="string">
            <text:p>toe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POWER([.B51]-[.D51];2)" office:value-type="float" office:value="441" calcext:value-type="float">
            <text:p>4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en</text:p>
          </table:table-cell>
          <table:table-cell office:value-type="float" office:value="33" calcext:value-type="float">
            <text:p>33</text:p>
          </table:table-cell>
          <table:table-cell table:formula="of:=POWER([.B52]-[.D52];2)"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ot</text:p>
          </table:table-cell>
          <table:table-cell office:value-type="float" office:value="93" calcext:value-type="float">
            <text:p>93</text:p>
          </table:table-cell>
          <table:table-cell table:formula="of:=POWER([.B53]-[.D53];2)" office:value-type="float" office:value="4225" calcext:value-type="float">
            <text:p>42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ssen</text:p>
          </table:table-cell>
          <table:table-cell office:value-type="float" office:value="35" calcext:value-type="float">
            <text:p>35</text:p>
          </table:table-cell>
          <table:table-cell table:formula="of:=POWER([.B54]-[.D54];2)" office:value-type="float" office:value="1225" calcext:value-type="float">
            <text:p>12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office:value-type="float" office:value="35" calcext:value-type="float">
            <text:p>35</text:p>
          </table:table-cell>
          <table:table-cell table:formula="of:=POWER([.B55]-[.D55];2)" office:value-type="float" office:value="1225" calcext:value-type="float">
            <text:p>1225</text:p>
          </table:table-cell>
        </table:table-row>
        <table:table-row table:style-name="ro1">
          <table:table-cell office:value-type="string" calcext:value-type="string">
            <text:p>ui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uit</text:p>
          </table:table-cell>
          <table:table-cell office:value-type="float" office:value="21" calcext:value-type="float">
            <text:p>21</text:p>
          </table:table-cell>
          <table:table-cell table:formula="of:=POWER([.B56]-[.D56];2)" office:value-type="float" office:value="225" calcext:value-type="float">
            <text:p>2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w</text:p>
          </table:table-cell>
          <table:table-cell office:value-type="float" office:value="36" calcext:value-type="float">
            <text:p>36</text:p>
          </table:table-cell>
          <table:table-cell table:formula="of:=POWER([.B57]-[.D57];2)" office:value-type="float" office:value="1296" calcext:value-type="float">
            <text:p>1296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van</text:p>
          </table:table-cell>
          <table:table-cell office:value-type="float" office:value="228" calcext:value-type="float">
            <text:p>228</text:p>
          </table:table-cell>
          <table:table-cell table:formula="of:=POWER([.B58]-[.D58];2)" office:value-type="float" office:value="15376" calcext:value-type="float">
            <text:p>15376</text:p>
          </table:table-cell>
        </table:table-row>
        <table:table-row table:style-name="ro1">
          <table:table-cell office:value-type="string" calcext:value-type="string">
            <text:p>vo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voor</text:p>
          </table:table-cell>
          <table:table-cell office:value-type="float" office:value="22" calcext:value-type="float">
            <text:p>22</text:p>
          </table:table-cell>
          <table:table-cell table:formula="of:=POWER([.B59]-[.D59];2)" office:value-type="float" office:value="5929" calcext:value-type="float">
            <text:p>59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nt</text:p>
          </table:table-cell>
          <table:table-cell office:value-type="float" office:value="25" calcext:value-type="float">
            <text:p>25</text:p>
          </table:table-cell>
          <table:table-cell table:formula="of:=POWER([.B60]-[.D60];2)" office:value-type="float" office:value="625" calcext:value-type="float">
            <text:p>6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en</text:p>
          </table:table-cell>
          <table:table-cell office:value-type="float" office:value="24" calcext:value-type="float">
            <text:p>24</text:p>
          </table:table-cell>
          <table:table-cell table:formula="of:=POWER([.B61]-[.D61];2)" office:value-type="float" office:value="576" calcext:value-type="float">
            <text:p>5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</text:p>
          </table:table-cell>
          <table:table-cell office:value-type="float" office:value="69" calcext:value-type="float">
            <text:p>69</text:p>
          </table:table-cell>
          <table:table-cell table:formula="of:=POWER([.B62]-[.D62];2)" office:value-type="float" office:value="4761" calcext:value-type="float">
            <text:p>4761</text:p>
          </table:table-cell>
        </table:table-row>
        <table:table-row table:style-name="ro1">
          <table:table-cell office:value-type="string" calcext:value-type="string">
            <text:p>wa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at</text:p>
          </table:table-cell>
          <table:table-cell office:value-type="float" office:value="22" calcext:value-type="float">
            <text:p>22</text:p>
          </table:table-cell>
          <table:table-cell table:formula="of:=POWER([.B63]-[.D63];2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we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table:formula="of:=POWER([.B64]-[.D64];2)" office:value-type="float" office:value="14161" calcext:value-type="float">
            <text:p>14161</text:p>
          </table:table-cell>
        </table:table-row>
        <table:table-row table:style-name="ro1">
          <table:table-cell office:value-type="string" calcext:value-type="string">
            <text:p>worden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formula="of:=POWER([.B65]-[.D65];2)" office:value-type="float" office:value="7744" calcext:value-type="float">
            <text:p>7744</text:p>
          </table:table-cell>
        </table:table-row>
        <table:table-row table:style-name="ro1">
          <table:table-cell office:value-type="string" calcext:value-type="string">
            <text:p>wordt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POWER([.B66]-[.D66];2)" office:value-type="float" office:value="2601" calcext:value-type="float">
            <text:p>2601</text:p>
          </table:table-cell>
        </table:table-row>
        <table:table-row table:style-name="ro1">
          <table:table-cell office:value-type="string" calcext:value-type="string">
            <text:p>z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zal</text:p>
          </table:table-cell>
          <table:table-cell office:value-type="float" office:value="49" calcext:value-type="float">
            <text:p>49</text:p>
          </table:table-cell>
          <table:table-cell table:formula="of:=POWER([.B67]-[.D67];2)" office:value-type="float" office:value="144" calcext:value-type="float">
            <text:p>1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ij</text:p>
          </table:table-cell>
          <table:table-cell office:value-type="float" office:value="87" calcext:value-type="float">
            <text:p>87</text:p>
          </table:table-cell>
          <table:table-cell table:formula="of:=POWER([.B68]-[.D68];2)" office:value-type="float" office:value="7569" calcext:value-type="float">
            <text:p>7569</text:p>
          </table:table-cell>
        </table:table-row>
        <table:table-row table:style-name="ro1">
          <table:table-cell office:value-type="string" calcext:value-type="string">
            <text:p>zij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zijn</text:p>
          </table:table-cell>
          <table:table-cell office:value-type="float" office:value="126" calcext:value-type="float">
            <text:p>126</text:p>
          </table:table-cell>
          <table:table-cell table:formula="of:=POWER([.B69]-[.D69];2)"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z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zo</text:p>
          </table:table-cell>
          <table:table-cell office:value-type="float" office:value="37" calcext:value-type="float">
            <text:p>37</text:p>
          </table:table-cell>
          <table:table-cell table:formula="of:=POWER([.B70]-[.D70];2)"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ult</text:p>
          </table:table-cell>
          <table:table-cell office:value-type="float" office:value="28" calcext:value-type="float">
            <text:p>28</text:p>
          </table:table-cell>
          <table:table-cell table:formula="of:=POWER([.B71]-[.D71];2)"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zoals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POWER([.B72]-[.D72];2)"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zullen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POWER([.B73]-[.D73];2)" office:value-type="float" office:value="529" calcext:value-type="float">
            <text:p>529</text:p>
          </table:table-cell>
        </table:table-row>
        <table:table-row table:style-name="ro1">
          <table:table-cell table:number-columns-repeated="4"/>
          <table:table-cell table:formula="of:=SQRT(SUM([.E12:.E73]))" office:value-type="float" office:value="906.492691641802" calcext:value-type="float">
            <text:p>906,492691641802</text:p>
          </table:table-cell>
        </table:table-row>
      </table:table>
      <table:table table:name="today vs bijbel" table:style-name="ta1">
        <table:table-column table:style-name="co20" table:number-columns-repeated="5" table:default-cell-style-name="Default"/>
        <table:table-row table:style-name="ro1">
          <table:table-cell office:value-type="string" calcext:value-type="string">
            <text:p>aa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an</text:p>
          </table:table-cell>
          <table:table-cell office:value-type="float" office:value="32" calcext:value-type="float">
            <text:p>32</text:p>
          </table:table-cell>
          <table:table-cell table:formula="of:=POWER([.B1]-[.D1];2)" office:value-type="float" office:value="676" calcext:value-type="float">
            <text:p>6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</text:p>
          </table:table-cell>
          <table:table-cell office:value-type="float" office:value="76" calcext:value-type="float">
            <text:p>76</text:p>
          </table:table-cell>
          <table:table-cell table:formula="of:=POWER([.B2]-[.D2];2)" office:value-type="float" office:value="5776" calcext:value-type="float">
            <text:p>57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le</text:p>
          </table:table-cell>
          <table:table-cell office:value-type="float" office:value="32" calcext:value-type="float">
            <text:p>32</text:p>
          </table:table-cell>
          <table:table-cell table:formula="of:=POWER([.B3]-[.D3];2)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al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ls</text:p>
          </table:table-cell>
          <table:table-cell office:value-type="float" office:value="34" calcext:value-type="float">
            <text:p>34</text:p>
          </table:table-cell>
          <table:table-cell table:formula="of:=POWER([.B4]-[.D4];2)"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andere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POWER([.B5]-[.D5];2)"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beste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POWER([.B6]-[.D6];2)"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bij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POWER([.B7]-[.D7];2)" office:value-type="float" office:value="1296" calcext:value-type="float">
            <text:p>1296</text:p>
          </table:table-cell>
        </table:table-row>
        <table:table-row table:style-name="ro1">
          <table:table-cell office:value-type="string" calcext:value-type="string">
            <text:p>dan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POWER([.B8]-[.D8];2)"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da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at</text:p>
          </table:table-cell>
          <table:table-cell office:value-type="float" office:value="98" calcext:value-type="float">
            <text:p>98</text:p>
          </table:table-cell>
          <table:table-cell table:formula="of:=POWER([.B9]-[.D9];2)"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de</text:p>
          </table:table-cell>
          <table:table-cell office:value-type="float" office:value="375" calcext:value-type="float">
            <text:p>375</text:p>
          </table:table-cell>
          <table:table-cell table:formula="of:=POWER([.B10]-[.D10];2)" office:value-type="float" office:value="60025" calcext:value-type="float">
            <text:p>600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n</text:p>
          </table:table-cell>
          <table:table-cell office:value-type="float" office:value="121" calcext:value-type="float">
            <text:p>121</text:p>
          </table:table-cell>
          <table:table-cell table:formula="of:=POWER([.B11]-[.D11];2)" office:value-type="float" office:value="14641" calcext:value-type="float">
            <text:p>146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r</text:p>
          </table:table-cell>
          <table:table-cell office:value-type="float" office:value="50" calcext:value-type="float">
            <text:p>50</text:p>
          </table:table-cell>
          <table:table-cell table:formula="of:=POWER([.B12]-[.D12];2)" office:value-type="float" office:value="2500" calcext:value-type="float">
            <text:p>25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</text:p>
          </table:table-cell>
          <table:table-cell office:value-type="float" office:value="74" calcext:value-type="float">
            <text:p>74</text:p>
          </table:table-cell>
          <table:table-cell table:formula="of:=POWER([.B13]-[.D13];2)" office:value-type="float" office:value="5476" calcext:value-type="float">
            <text:p>5476</text:p>
          </table:table-cell>
        </table:table-row>
        <table:table-row table:style-name="ro1">
          <table:table-cell office:value-type="string" calcext:value-type="string">
            <text:p>dez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eze</text:p>
          </table:table-cell>
          <table:table-cell office:value-type="float" office:value="23" calcext:value-type="float">
            <text:p>23</text:p>
          </table:table-cell>
          <table:table-cell table:formula="of:=POWER([.B14]-[.D14];2)" office:value-type="float" office:value="4225" calcext:value-type="float">
            <text:p>4225</text:p>
          </table:table-cell>
        </table:table-row>
        <table:table-row table:style-name="ro1">
          <table:table-cell office:value-type="string" calcext:value-type="string">
            <text:p>di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ie</text:p>
          </table:table-cell>
          <table:table-cell office:value-type="float" office:value="60" calcext:value-type="float">
            <text:p>60</text:p>
          </table:table-cell>
          <table:table-cell table:formula="of:=POWER([.B15]-[.D15];2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table:formula="of:=POWER([.B16]-[.D16];2)" office:value-type="float" office:value="10201" calcext:value-type="float">
            <text:p>10201</text:p>
          </table:table-cell>
        </table:table-row>
        <table:table-row table:style-name="ro1">
          <table:table-cell office:value-type="string" calcext:value-type="string">
            <text:p>door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POWER([.B17]-[.D17];2)" office:value-type="float" office:value="3844" calcext:value-type="float">
            <text:p>3844</text:p>
          </table:table-cell>
        </table:table-row>
        <table:table-row table:style-name="ro1">
          <table:table-cell office:value-type="string" calcext:value-type="string">
            <text:p>een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een</text:p>
          </table:table-cell>
          <table:table-cell office:value-type="float" office:value="74" calcext:value-type="float">
            <text:p>74</text:p>
          </table:table-cell>
          <table:table-cell table:formula="of:=POWER([.B18]-[.D18];2)" office:value-type="float" office:value="34225" calcext:value-type="float">
            <text:p>34225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n</text:p>
          </table:table-cell>
          <table:table-cell office:value-type="float" office:value="849" calcext:value-type="float">
            <text:p>849</text:p>
          </table:table-cell>
          <table:table-cell table:formula="of:=POWER([.B19]-[.D19];2)" office:value-type="float" office:value="442225" calcext:value-type="float">
            <text:p>442225</text:p>
          </table:table-cell>
        </table:table-row>
        <table:table-row table:style-name="ro1">
          <table:table-cell office:value-type="string" calcext:value-type="string">
            <text:p>enkel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POWER([.B20]-[.D20];2)"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POWER([.B21]-[.D21];2)" office:value-type="float" office:value="4624" calcext:value-type="float">
            <text:p>4624</text:p>
          </table:table-cell>
        </table:table-row>
        <table:table-row table:style-name="ro1">
          <table:table-cell office:value-type="string" calcext:value-type="string">
            <text:p>geen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POWER([.B22]-[.D22];2)" office:value-type="float" office:value="784" calcext:value-type="float">
            <text:p>7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ij</text:p>
          </table:table-cell>
          <table:table-cell office:value-type="float" office:value="63" calcext:value-type="float">
            <text:p>63</text:p>
          </table:table-cell>
          <table:table-cell table:formula="of:=POWER([.B23]-[.D23];2)" office:value-type="float" office:value="3969" calcext:value-type="float">
            <text:p>39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ar</text:p>
          </table:table-cell>
          <table:table-cell office:value-type="float" office:value="20" calcext:value-type="float">
            <text:p>20</text:p>
          </table:table-cell>
          <table:table-cell table:formula="of:=POWER([.B24]-[.D24];2)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hallo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POWER([.B25]-[.D25];2)" office:value-type="float" office:value="400" calcext:value-type="float">
            <text:p>4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</text:p>
          </table:table-cell>
          <table:table-cell office:value-type="float" office:value="34" calcext:value-type="float">
            <text:p>34</text:p>
          </table:table-cell>
          <table:table-cell table:formula="of:=POWER([.B26]-[.D26];2)" office:value-type="float" office:value="1156" calcext:value-type="float">
            <text:p>1156</text:p>
          </table:table-cell>
        </table:table-row>
        <table:table-row table:style-name="ro1">
          <table:table-cell office:value-type="string" calcext:value-type="string">
            <text:p>het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het</text:p>
          </table:table-cell>
          <table:table-cell office:value-type="float" office:value="230" calcext:value-type="float">
            <text:p>230</text:p>
          </table:table-cell>
          <table:table-cell table:formula="of:=POWER([.B27]-[.D27];2)" office:value-type="float" office:value="1156" calcext:value-type="float">
            <text:p>1156</text:p>
          </table:table-cell>
        </table:table-row>
        <table:table-row table:style-name="ro1">
          <table:table-cell office:value-type="string" calcext:value-type="string">
            <text:p>hier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POWER([.B28]-[.D28];2)" office:value-type="float" office:value="441" calcext:value-type="float">
            <text:p>4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j</text:p>
          </table:table-cell>
          <table:table-cell office:value-type="float" office:value="143" calcext:value-type="float">
            <text:p>143</text:p>
          </table:table-cell>
          <table:table-cell table:formula="of:=POWER([.B29]-[.D29];2)" office:value-type="float" office:value="20449" calcext:value-type="float">
            <text:p>204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un</text:p>
          </table:table-cell>
          <table:table-cell office:value-type="float" office:value="34" calcext:value-type="float">
            <text:p>34</text:p>
          </table:table-cell>
          <table:table-cell table:formula="of:=POWER([.B30]-[.D30];2)" office:value-type="float" office:value="1156" calcext:value-type="float">
            <text:p>1156</text:p>
          </table:table-cell>
        </table:table-row>
        <table:table-row table:style-name="ro1">
          <table:table-cell office:value-type="string" calcext:value-type="string">
            <text:p>ik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k</text:p>
          </table:table-cell>
          <table:table-cell office:value-type="float" office:value="59" calcext:value-type="float">
            <text:p>59</text:p>
          </table:table-cell>
          <table:table-cell table:formula="of:=POWER([.B31]-[.D31];2)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in</text:p>
          </table:table-cell>
          <table:table-cell office:value-type="float" office:value="105" calcext:value-type="float">
            <text:p>105</text:p>
          </table:table-cell>
          <table:table-cell table:formula="of:=POWER([.B32]-[.D32];2)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is</text:p>
          </table:table-cell>
          <table:table-cell office:value-type="float" office:value="49" calcext:value-type="float">
            <text:p>49</text:p>
          </table:table-cell>
          <table:table-cell table:formula="of:=POWER([.B33]-[.D33];2)" office:value-type="float" office:value="7225" calcext:value-type="float">
            <text:p>7225</text:p>
          </table:table-cell>
        </table:table-row>
        <table:table-row table:style-name="ro1">
          <table:table-cell office:value-type="string" calcext:value-type="string">
            <text:p>kan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POWER([.B34]-[.D34];2)" office:value-type="float" office:value="15376" calcext:value-type="float">
            <text:p>15376</text:p>
          </table:table-cell>
        </table:table-row>
        <table:table-row table:style-name="ro1">
          <table:table-cell office:value-type="string" calcext:value-type="string">
            <text:p>kunnen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POWER([.B35]-[.D35];2)"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maa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ar</text:p>
          </table:table-cell>
          <table:table-cell office:value-type="float" office:value="21" calcext:value-type="float">
            <text:p>21</text:p>
          </table:table-cell>
          <table:table-cell table:formula="of:=POWER([.B36]-[.D36];2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n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POWER([.B37]-[.D37];2)" office:value-type="float" office:value="2704" calcext:value-type="float">
            <text:p>2704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et</text:p>
          </table:table-cell>
          <table:table-cell office:value-type="float" office:value="45" calcext:value-type="float">
            <text:p>45</text:p>
          </table:table-cell>
          <table:table-cell table:formula="of:=POWER([.B38]-[.D38];2)" office:value-type="float" office:value="2116" calcext:value-type="float">
            <text:p>21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j</text:p>
          </table:table-cell>
          <table:table-cell office:value-type="float" office:value="19" calcext:value-type="float">
            <text:p>19</text:p>
          </table:table-cell>
          <table:table-cell table:formula="of:=POWER([.B39]-[.D39];2)" office:value-type="float" office:value="361" calcext:value-type="float">
            <text:p>3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jn</text:p>
          </table:table-cell>
          <table:table-cell office:value-type="float" office:value="20" calcext:value-type="float">
            <text:p>20</text:p>
          </table:table-cell>
          <table:table-cell table:formula="of:=POWER([.B40]-[.D40];2)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na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ar</text:p>
          </table:table-cell>
          <table:table-cell office:value-type="float" office:value="51" calcext:value-type="float">
            <text:p>51</text:p>
          </table:table-cell>
          <table:table-cell table:formula="of:=POWER([.B41]-[.D41];2)"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nie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iet</text:p>
          </table:table-cell>
          <table:table-cell office:value-type="float" office:value="33" calcext:value-type="float">
            <text:p>33</text:p>
          </table:table-cell>
          <table:table-cell table:formula="of:=POWER([.B42]-[.D42];2)"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nog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POWER([.B43]-[.D43];2)" office:value-type="float" office:value="841" calcext:value-type="float">
            <text:p>841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POWER([.B44]-[.D44];2)" office:value-type="float" office:value="4761" calcext:value-type="float">
            <text:p>4761</text:p>
          </table:table-cell>
        </table:table-row>
        <table:table-row table:style-name="ro1">
          <table:table-cell office:value-type="string" calcext:value-type="string">
            <text:p>o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om</text:p>
          </table:table-cell>
          <table:table-cell office:value-type="float" office:value="35" calcext:value-type="float">
            <text:p>35</text:p>
          </table:table-cell>
          <table:table-cell table:formula="of:=POWER([.B45]-[.D45];2)" office:value-type="float" office:value="4900" calcext:value-type="float">
            <text:p>4900</text:p>
          </table:table-cell>
        </table:table-row>
        <table:table-row table:style-name="ro1">
          <table:table-cell office:value-type="string" calcext:value-type="string">
            <text:p>ook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ok</text:p>
          </table:table-cell>
          <table:table-cell office:value-type="float" office:value="26" calcext:value-type="float">
            <text:p>26</text:p>
          </table:table-cell>
          <table:table-cell table:formula="of:=POWER([.B46]-[.D46];2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o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op</text:p>
          </table:table-cell>
          <table:table-cell office:value-type="float" office:value="68" calcext:value-type="float">
            <text:p>68</text:p>
          </table:table-cell>
          <table:table-cell table:formula="of:=POWER([.B47]-[.D47];2)" office:value-type="float" office:value="1296" calcext:value-type="float">
            <text:p>1296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ver</text:p>
          </table:table-cell>
          <table:table-cell office:value-type="float" office:value="23" calcext:value-type="float">
            <text:p>23</text:p>
          </table:table-cell>
          <table:table-cell table:formula="of:=POWER([.B48]-[.D48];2)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POWER([.B49]-[.D49];2)"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te</text:p>
          </table:table-cell>
          <table:table-cell office:value-type="float" office:value="44" calcext:value-type="float">
            <text:p>44</text:p>
          </table:table-cell>
          <table:table-cell table:formula="of:=POWER([.B50]-[.D50];2)" office:value-type="float" office:value="22201" calcext:value-type="float">
            <text:p>222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en</text:p>
          </table:table-cell>
          <table:table-cell office:value-type="float" office:value="33" calcext:value-type="float">
            <text:p>33</text:p>
          </table:table-cell>
          <table:table-cell table:formula="of:=POWER([.B51]-[.D51];2)"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t</text:p>
          </table:table-cell>
          <table:table-cell office:value-type="float" office:value="93" calcext:value-type="float">
            <text:p>93</text:p>
          </table:table-cell>
          <table:table-cell table:formula="of:=POWER([.B52]-[.D52];2)" office:value-type="float" office:value="4624" calcext:value-type="float">
            <text:p>46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ssen</text:p>
          </table:table-cell>
          <table:table-cell office:value-type="float" office:value="35" calcext:value-type="float">
            <text:p>35</text:p>
          </table:table-cell>
          <table:table-cell table:formula="of:=POWER([.B53]-[.D53];2)" office:value-type="float" office:value="1225" calcext:value-type="float">
            <text:p>122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</text:p>
          </table:table-cell>
          <table:table-cell office:value-type="float" office:value="35" calcext:value-type="float">
            <text:p>35</text:p>
          </table:table-cell>
          <table:table-cell table:formula="of:=POWER([.B54]-[.D54];2)"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ui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it</text:p>
          </table:table-cell>
          <table:table-cell office:value-type="float" office:value="21" calcext:value-type="float">
            <text:p>21</text:p>
          </table:table-cell>
          <table:table-cell table:formula="of:=POWER([.B55]-[.D55];2)"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w</text:p>
          </table:table-cell>
          <table:table-cell office:value-type="float" office:value="36" calcext:value-type="float">
            <text:p>36</text:p>
          </table:table-cell>
          <table:table-cell table:formula="of:=POWER([.B56]-[.D56];2)" office:value-type="float" office:value="1296" calcext:value-type="float">
            <text:p>1296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van</text:p>
          </table:table-cell>
          <table:table-cell office:value-type="float" office:value="228" calcext:value-type="float">
            <text:p>228</text:p>
          </table:table-cell>
          <table:table-cell table:formula="of:=POWER([.B57]-[.D57];2)"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volgende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POWER([.B58]-[.D58];2)"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voo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oor</text:p>
          </table:table-cell>
          <table:table-cell office:value-type="float" office:value="22" calcext:value-type="float">
            <text:p>22</text:p>
          </table:table-cell>
          <table:table-cell table:formula="of:=POWER([.B59]-[.D59];2)" office:value-type="float" office:value="6084" calcext:value-type="float">
            <text:p>60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nt</text:p>
          </table:table-cell>
          <table:table-cell office:value-type="float" office:value="25" calcext:value-type="float">
            <text:p>25</text:p>
          </table:table-cell>
          <table:table-cell table:formula="of:=POWER([.B60]-[.D60];2)" office:value-type="float" office:value="625" calcext:value-type="float">
            <text:p>6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en</text:p>
          </table:table-cell>
          <table:table-cell office:value-type="float" office:value="24" calcext:value-type="float">
            <text:p>24</text:p>
          </table:table-cell>
          <table:table-cell table:formula="of:=POWER([.B61]-[.D61];2)" office:value-type="float" office:value="576" calcext:value-type="float">
            <text:p>5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</text:p>
          </table:table-cell>
          <table:table-cell office:value-type="float" office:value="69" calcext:value-type="float">
            <text:p>69</text:p>
          </table:table-cell>
          <table:table-cell table:formula="of:=POWER([.B62]-[.D62];2)" office:value-type="float" office:value="4761" calcext:value-type="float">
            <text:p>4761</text:p>
          </table:table-cell>
        </table:table-row>
        <table:table-row table:style-name="ro1">
          <table:table-cell office:value-type="string" calcext:value-type="string">
            <text:p>wa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at</text:p>
          </table:table-cell>
          <table:table-cell office:value-type="float" office:value="22" calcext:value-type="float">
            <text:p>22</text:p>
          </table:table-cell>
          <table:table-cell table:formula="of:=POWER([.B63]-[.D63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POWER([.B64]-[.D64];2)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werd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POWER([.B65]-[.D65];2)"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worden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POWER([.B66]-[.D66];2)" office:value-type="float" office:value="2401" calcext:value-type="float">
            <text:p>2401</text:p>
          </table:table-cell>
        </table:table-row>
        <table:table-row table:style-name="ro1">
          <table:table-cell office:value-type="string" calcext:value-type="string">
            <text:p>wordt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POWER([.B67]-[.D67];2)" office:value-type="float" office:value="2809" calcext:value-type="float">
            <text:p>28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al</text:p>
          </table:table-cell>
          <table:table-cell office:value-type="float" office:value="49" calcext:value-type="float">
            <text:p>49</text:p>
          </table:table-cell>
          <table:table-cell table:formula="of:=POWER([.B68]-[.D68];2)" office:value-type="float" office:value="2401" calcext:value-type="float">
            <text:p>24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ij</text:p>
          </table:table-cell>
          <table:table-cell office:value-type="float" office:value="87" calcext:value-type="float">
            <text:p>87</text:p>
          </table:table-cell>
          <table:table-cell table:formula="of:=POWER([.B69]-[.D69];2)" office:value-type="float" office:value="7569" calcext:value-type="float">
            <text:p>7569</text:p>
          </table:table-cell>
        </table:table-row>
        <table:table-row table:style-name="ro1">
          <table:table-cell office:value-type="string" calcext:value-type="string">
            <text:p>zij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zijn</text:p>
          </table:table-cell>
          <table:table-cell office:value-type="float" office:value="126" calcext:value-type="float">
            <text:p>126</text:p>
          </table:table-cell>
          <table:table-cell table:formula="of:=POWER([.B70]-[.D70];2)" office:value-type="float" office:value="6084" calcext:value-type="float">
            <text:p>60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o</text:p>
          </table:table-cell>
          <table:table-cell office:value-type="float" office:value="37" calcext:value-type="float">
            <text:p>37</text:p>
          </table:table-cell>
          <table:table-cell table:formula="of:=POWER([.B71]-[.D71];2)" office:value-type="float" office:value="1369" calcext:value-type="float">
            <text:p>13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ult</text:p>
          </table:table-cell>
          <table:table-cell office:value-type="float" office:value="28" calcext:value-type="float">
            <text:p>28</text:p>
          </table:table-cell>
          <table:table-cell table:formula="of:=POWER([.B72]-[.D72];2)" office:value-type="float" office:value="784" calcext:value-type="float">
            <text:p>784</text:p>
          </table:table-cell>
        </table:table-row>
        <table:table-row table:style-name="ro1">
          <table:table-cell table:number-columns-repeated="4"/>
          <table:table-cell table:formula="of:=POWER([.B73]-[.D73];2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SQRT(SUM([.E12:.E73]))" office:value-type="float" office:value="814.72326590076" calcext:value-type="float">
            <text:p>814,72326590076</text:p>
          </table:table-cell>
        </table:table-row>
      </table:table>
      <table:named-expressions/>
      <table:database-ranges>
        <table:database-range table:name="__Anonymous_Sheet_DB__0" table:target-range-address="'frequencies-bible'.A1:'frequencies-bible'.B50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frequencies thesis'.A1:'frequencies thesis'.B5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frequencies today'.A1:'frequencies today'.B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-00-0000</text:date>, <text:time style:data-style-name="N2" text:time-value="11:16:03.523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6T11:19:45.606000000</dc:date>
    <meta:editing-duration>PT9M20S</meta:editing-duration>
    <meta:editing-cycles>4</meta:editing-cycles>
    <meta:generator>LibreOffice/6.1.0.3$Windows_X86_64 LibreOffice_project/efb621ed25068d70781dc026f7e9c5187a4decd1</meta:generator>
    <meta:document-statistic meta:table-count="6" meta:cell-count="1357" meta:object-count="0"/>
  </office:meta>
</office:document-meta>
</file>